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3634in"/>
    </style:style>
    <style:style style:name="co4" style:family="table-column">
      <style:table-column-properties fo:break-before="auto" style:column-width="1.0654in"/>
    </style:style>
    <style:style style:name="co5" style:family="table-column">
      <style:table-column-properties fo:break-before="auto" style:column-width="1.4244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1.0555in"/>
    </style:style>
    <style:style style:name="co8" style:family="table-column">
      <style:table-column-properties fo:break-before="auto" style:column-width="2.2547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Helmlinger1997">
      <style:table-properties table:display="true" style:writing-mode="lr-tb"/>
    </style:style>
    <style:style style:name="ta2" style:family="table" style:master-page-name="PageStyle_5f_Mueller-Klieser1984">
      <style:table-properties table:display="true" style:writing-mode="lr-tb"/>
    </style:style>
    <style:style style:name="ta3" style:family="table" style:master-page-name="PageStyle_5f_Mueller-Klieser1986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#ffff99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2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2">
      <style:table-cell-properties fo:background-color="#ffff99"/>
    </style:style>
    <style:style style:name="ce6" style:family="table-cell" style:parent-style-name="Default" style:data-style-name="N2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2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 style:data-style-name="N2">
      <style:table-cell-properties fo:background-color="#ffff99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 style:data-style-name="N2">
      <style:table-cell-properties fo:background-color="#c0c0c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 style:data-style-name="N2">
      <style:table-cell-properties fo:background-color="#c0c0c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 style:data-style-name="N2">
      <style:table-cell-properties fo:background-color="#c0c0c0"/>
      <style:text-properties fo:color="#c0c0c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able-cell-properties fo:background-color="#ffff99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Helmlinger1997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>
            <text:p>Helmlinger1997</text:p>
          </table:table-cell>
          <table:table-cell table:style-name="ce1" table:number-columns-repeated="7"/>
          <table:table-cell table:style-name="ce5"/>
          <table:table-cell table:style-name="ce6" table:number-columns-repeated="1015"/>
        </table:table-row>
        <table:table-row table:style-name="ro1">
          <table:table-cell table:style-name="ce1" office:value-type="string">
            <text:p>Interstitial pH and pO2 gradients in solid tumors in vivo</text:p>
          </table:table-cell>
          <table:table-cell table:style-name="ce1" table:number-columns-repeated="7"/>
          <table:table-cell table:style-name="ce5"/>
          <table:table-cell table:style-name="ce6" table:number-columns-repeated="1015"/>
        </table:table-row>
        <table:table-row table:style-name="ro1">
          <table:table-cell table:style-name="ce2"/>
          <table:table-cell table:number-columns-repeated="256"/>
          <table:table-cell table:style-name="ce2" table:number-columns-repeated="767"/>
        </table:table-row>
        <table:table-row table:style-name="ro1">
          <table:table-cell table:style-name="ce2"/>
          <table:table-cell table:style-name="ce4" office:value-type="string">
            <text:p>Distance [µm]</text:p>
          </table:table-cell>
          <table:table-cell table:style-name="ce4" office:value-type="string">
            <text:p>pO2 [mmHg]</text:p>
          </table:table-cell>
          <table:table-cell table:style-name="ce4" office:value-type="string">
            <text:p>pO2 + sem [mmHg]</text:p>
          </table:table-cell>
          <table:table-cell table:style-name="ce4" office:value-type="string">
            <text:p>+-sem [mmHG]</text:p>
          </table:table-cell>
          <table:table-cell table:number-columns-repeated="18"/>
          <table:table-cell table:style-name="ce7" table:number-columns-repeated="1001"/>
        </table:table-row>
        <table:table-row table:style-name="ro2">
          <table:table-cell table:style-name="ce2"/>
          <table:table-cell office:value-type="float" office:value="1.64225">
            <text:p>1.64</text:p>
          </table:table-cell>
          <table:table-cell office:value-type="float" office:value="13.42382">
            <text:p>13.42</text:p>
          </table:table-cell>
          <table:table-cell office:value-type="float" office:value="0">
            <text:p>0.00</text:p>
          </table:table-cell>
          <table:table-cell table:formula="of:=[.D6]-[.C6]" office:value-type="float" office:value="1.75724">
            <text:p>1.76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12.51629">
            <text:p>12.52</text:p>
          </table:table-cell>
          <table:table-cell office:value-type="float" office:value="11.80987">
            <text:p>11.81</text:p>
          </table:table-cell>
          <table:table-cell office:value-type="float" office:value="13.56711">
            <text:p>13.57</text:p>
          </table:table-cell>
          <table:table-cell table:formula="of:=[.D6]-[.C6]" office:value-type="float" office:value="1.75724">
            <text:p>1.76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20.99465">
            <text:p>20.99</text:p>
          </table:table-cell>
          <table:table-cell office:value-type="float" office:value="11.20432">
            <text:p>11.20</text:p>
          </table:table-cell>
          <table:table-cell office:value-type="float" office:value="13.19193">
            <text:p>13.19</text:p>
          </table:table-cell>
          <table:table-cell table:formula="of:=[.D7]-[.C7]" office:value-type="float" office:value="1.98761">
            <text:p>1.99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32.48028">
            <text:p>32.48</text:p>
          </table:table-cell>
          <table:table-cell office:value-type="float" office:value="9.73435">
            <text:p>9.73</text:p>
          </table:table-cell>
          <table:table-cell office:value-type="float" office:value="11.40518">
            <text:p>11.41</text:p>
          </table:table-cell>
          <table:table-cell table:formula="of:=[.D8]-[.C8]" office:value-type="float" office:value="1.67083">
            <text:p>1.67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40.36087">
            <text:p>40.36</text:p>
          </table:table-cell>
          <table:table-cell office:value-type="float" office:value="9.41691">
            <text:p>9.42</text:p>
          </table:table-cell>
          <table:table-cell office:value-type="float" office:value="10.88605">
            <text:p>10.89</text:p>
          </table:table-cell>
          <table:table-cell table:formula="of:=[.D9]-[.C9]" office:value-type="float" office:value="1.46914">
            <text:p>1.47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51.25794">
            <text:p>51.26</text:p>
          </table:table-cell>
          <table:table-cell office:value-type="float" office:value="8.52312">
            <text:p>8.52</text:p>
          </table:table-cell>
          <table:table-cell office:value-type="float" office:value="10.25143">
            <text:p>10.25</text:p>
          </table:table-cell>
          <table:table-cell table:formula="of:=[.D10]-[.C10]" office:value-type="float" office:value="1.72831">
            <text:p>1.73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60.89315">
            <text:p>60.89</text:p>
          </table:table-cell>
          <table:table-cell office:value-type="float" office:value="6.13147">
            <text:p>6.13</text:p>
          </table:table-cell>
          <table:table-cell office:value-type="float" office:value="7.85978">
            <text:p>7.86</text:p>
          </table:table-cell>
          <table:table-cell table:formula="of:=[.D11]-[.C11]" office:value-type="float" office:value="1.72831">
            <text:p>1.73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71.21272">
            <text:p>71.21</text:p>
          </table:table-cell>
          <table:table-cell office:value-type="float" office:value="6.15954">
            <text:p>6.16</text:p>
          </table:table-cell>
          <table:table-cell office:value-type="float" office:value="8.14724">
            <text:p>8.15</text:p>
          </table:table-cell>
          <table:table-cell table:formula="of:=[.D12]-[.C12]" office:value-type="float" office:value="1.9877">
            <text:p>1.99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86.34666">
            <text:p>86.35</text:p>
          </table:table-cell>
          <table:table-cell office:value-type="float" office:value="4.89096">
            <text:p>4.89</text:p>
          </table:table-cell>
          <table:table-cell office:value-type="float" office:value="7.45479">
            <text:p>7.45</text:p>
          </table:table-cell>
          <table:table-cell table:formula="of:=[.D13]-[.C13]" office:value-type="float" office:value="2.56383">
            <text:p>2.56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96.60451">
            <text:p>96.60</text:p>
          </table:table-cell>
          <table:table-cell office:value-type="float" office:value="2.98898">
            <text:p>2.99</text:p>
          </table:table-cell>
          <table:table-cell office:value-type="float" office:value="4.0838">
            <text:p>4.08</text:p>
          </table:table-cell>
          <table:table-cell table:formula="of:=[.D14]-[.C14]" office:value-type="float" office:value="1.09482">
            <text:p>1.09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116.0131">
            <text:p>116.01</text:p>
          </table:table-cell>
          <table:table-cell office:value-type="float" office:value="2.52667">
            <text:p>2.53</text:p>
          </table:table-cell>
          <table:table-cell office:value-type="float" office:value="3.4772">
            <text:p>3.48</text:p>
          </table:table-cell>
          <table:table-cell table:formula="of:=[.D15]-[.C15]" office:value-type="float" office:value="0.95053">
            <text:p>0.95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130.54836">
            <text:p>130.55</text:p>
          </table:table-cell>
          <table:table-cell office:value-type="float" office:value="1.51739">
            <text:p>1.52</text:p>
          </table:table-cell>
          <table:table-cell office:value-type="float" office:value="2.46797">
            <text:p>2.47</text:p>
          </table:table-cell>
          <table:table-cell table:formula="of:=[.D16]-[.C16]" office:value-type="float" office:value="0.95058">
            <text:p>0.95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150.54918">
            <text:p>150.55</text:p>
          </table:table-cell>
          <table:table-cell office:value-type="float" office:value="0.59414">
            <text:p>0.59</text:p>
          </table:table-cell>
          <table:table-cell office:value-type="float" office:value="0.76702">
            <text:p>0.77</text:p>
          </table:table-cell>
          <table:table-cell table:formula="of:=[.D17]-[.C17]" office:value-type="float" office:value="0.17288">
            <text:p>0.17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190.59966">
            <text:p>190.60</text:p>
          </table:table-cell>
          <table:table-cell office:value-type="float" office:value="0.27438">
            <text:p>0.27</text:p>
          </table:table-cell>
          <table:table-cell office:value-type="float" office:value="0.44727">
            <text:p>0.45</text:p>
          </table:table-cell>
          <table:table-cell table:formula="of:=[.D18]-[.C18]" office:value-type="float" office:value="0.17289">
            <text:p>0.17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229.44722">
            <text:p>229.45</text:p>
          </table:table-cell>
          <table:table-cell office:value-type="float" office:value="0.30039">
            <text:p>0.30</text:p>
          </table:table-cell>
          <table:table-cell office:value-type="float" office:value="0.44447">
            <text:p>0.44</text:p>
          </table:table-cell>
          <table:table-cell table:formula="of:=[.D19]-[.C19]" office:value-type="float" office:value="0.14408">
            <text:p>0.14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269.50137">
            <text:p>269.50</text:p>
          </table:table-cell>
          <table:table-cell office:value-type="float" office:value="0.09586">
            <text:p>0.10</text:p>
          </table:table-cell>
          <table:table-cell office:value-type="float" office:value="0.23994">
            <text:p>0.24</text:p>
          </table:table-cell>
          <table:table-cell table:formula="of:=[.D20]-[.C20]" office:value-type="float" office:value="0.14408">
            <text:p>0.14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310.16898">
            <text:p>310.17</text:p>
          </table:table-cell>
          <table:table-cell office:value-type="float" office:value="0.09293">
            <text:p>0.09</text:p>
          </table:table-cell>
          <table:table-cell office:value-type="float" office:value="0.2082">
            <text:p>0.21</text:p>
          </table:table-cell>
          <table:table-cell table:formula="of:=[.D21]-[.C21]" office:value-type="float" office:value="0.11527">
            <text:p>0.12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350.22772">
            <text:p>350.23</text:p>
          </table:table-cell>
          <table:table-cell office:value-type="float" office:value="0.03243">
            <text:p>0.03</text:p>
          </table:table-cell>
          <table:table-cell office:value-type="float" office:value="0.11885">
            <text:p>0.12</text:p>
          </table:table-cell>
          <table:table-cell table:formula="of:=[.D22]-[.C22]" office:value-type="float" office:value="0.08642">
            <text:p>0.09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office:value-type="float" office:value="389.68137">
            <text:p>389.68</text:p>
          </table:table-cell>
          <table:table-cell office:value-type="float" office:value="0.02959">
            <text:p>0.03</text:p>
          </table:table-cell>
          <table:table-cell office:value-type="float" office:value="0.14482">
            <text:p>0.14</text:p>
          </table:table-cell>
          <table:table-cell table:formula="of:=[.D23]-[.C23]" office:value-type="float" office:value="0.11523">
            <text:p>0.12</text:p>
          </table:table-cell>
          <table:table-cell table:number-columns-repeated="252"/>
          <table:table-cell table:style-name="ce2" table:number-columns-repeated="767"/>
        </table:table-row>
        <table:table-row table:style-name="ro1">
          <table:table-cell table:style-name="ce2"/>
          <table:table-cell table:number-columns-repeated="256"/>
          <table:table-cell table:style-name="ce2" table:number-columns-repeated="767"/>
        </table:table-row>
        <table:table-row table:style-name="ro1">
          <table:table-cell table:style-name="ce2"/>
          <table:table-cell>
            <draw:frame table:end-cell-address="Helmlinger1997.F45" table:end-x="0.0913in" table:end-y="0.1701in" draw:z-index="0" draw:name="Chart 1" draw:style-name="gr1" svg:width="4.3209in" svg:height="3.6594in" svg:x="0.2319in" svg:y="0.039in">
              <draw:object draw:notify-on-update-of-ranges="Helmlinger1997.C4:Helmlinger1997.C4 Helmlinger1997.C5:Helmlinger1997.C23 Helmlinger1997.B5:Helmlinger1997.B23 Helmlinger1997.E5:Helmlinger1997.E23 Helmlinger1997.E5:Helmlinger1997.E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  <table:table-cell table:style-name="ce2" table:number-columns-repeated="767"/>
        </table:table-row>
        <table:table-row table:style-name="ro1" table:number-rows-repeated="31">
          <table:table-cell table:style-name="ce2"/>
          <table:table-cell table:number-columns-repeated="256"/>
          <table:table-cell table:style-name="ce2" table:number-columns-repeated="767"/>
        </table:table-row>
        <table:table-row table:style-name="ro1" table:number-rows-repeated="11">
          <table:table-cell table:style-name="ce2"/>
          <table:table-cell table:number-columns-repeated="27"/>
          <table:table-cell table:style-name="ce8" table:number-columns-repeated="996"/>
        </table:table-row>
        <table:table-row table:style-name="ro1" table:number-rows-repeated="4">
          <table:table-cell table:style-name="ce2"/>
          <table:table-cell table:number-columns-repeated="256"/>
          <table:table-cell table:style-name="ce2" table:number-columns-repeated="767"/>
        </table:table-row>
        <table:table-row table:style-name="ro1" table:number-rows-repeated="12">
          <table:table-cell table:style-name="ce2"/>
          <table:table-cell table:number-columns-repeated="27"/>
          <table:table-cell table:style-name="ce8" table:number-columns-repeated="996"/>
        </table:table-row>
        <table:table-row table:style-name="ro1" table:number-rows-repeated="4">
          <table:table-cell table:style-name="ce2"/>
          <table:table-cell table:number-columns-repeated="256"/>
          <table:table-cell table:style-name="ce2" table:number-columns-repeated="767"/>
        </table:table-row>
        <table:table-row table:style-name="ro1" table:number-rows-repeated="15">
          <table:table-cell table:style-name="ce2"/>
          <table:table-cell table:number-columns-repeated="27"/>
          <table:table-cell table:style-name="ce8" table:number-columns-repeated="996"/>
        </table:table-row>
        <table:table-row table:style-name="ro1" table:number-rows-repeated="2">
          <table:table-cell table:style-name="ce2"/>
          <table:table-cell table:number-columns-repeated="256"/>
          <table:table-cell table:style-name="ce2" table:number-columns-repeated="767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eller-Klieser1984" table:style-name="ta2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9" office:value-type="string">
            <text:p>Mueller-Klieser1984</text:p>
          </table:table-cell>
          <table:table-cell table:style-name="ce9" table:number-columns-repeated="4"/>
          <table:table-cell table:style-name="ce14" table:number-columns-repeated="1019"/>
        </table:table-row>
        <table:table-row table:style-name="ro1">
          <table:table-cell table:style-name="ce9" office:value-type="string">
            <text:p>Method for the determination of oxygen consumption rates and diffusion coefficients in multicellular spheroids</text:p>
          </table:table-cell>
          <table:table-cell table:style-name="ce9" table:number-columns-repeated="4"/>
          <table:table-cell table:style-name="ce14" table:number-columns-repeated="1019"/>
        </table:table-row>
        <table:table-row table:style-name="ro1">
          <table:table-cell table:style-name="ce10"/>
          <table:table-cell table:style-name="ce11" office:value-type="string">
            <text:p>Spheroid without necrosis (diameter 426µm)</text:p>
          </table:table-cell>
          <table:table-cell table:style-name="ce12" table:number-columns-repeated="3"/>
          <table:table-cell table:style-name="ce15" table:number-columns-repeated="3"/>
          <table:table-cell table:style-name="ce11" office:value-type="string">
            <text:p>Spheroid with necrosis (diameter 818µm)</text:p>
          </table:table-cell>
          <table:table-cell table:style-name="ce12" table:number-columns-repeated="2"/>
          <table:table-cell table:style-name="ce16"/>
          <table:table-cell table:style-name="ce15" table:number-columns-repeated="1012"/>
        </table:table-row>
        <table:table-row table:style-name="ro1">
          <table:table-cell table:style-name="ce10"/>
          <table:table-cell table:style-name="ce11" office:value-type="string">
            <text:p>Distance Center [µm]</text:p>
          </table:table-cell>
          <table:table-cell table:style-name="ce11" office:value-type="string">
            <text:p>pO2 [mmHg]</text:p>
          </table:table-cell>
          <table:table-cell table:style-name="ce11" office:value-type="string">
            <text:p>Distance Blood Vessel [µm]</text:p>
          </table:table-cell>
          <table:table-cell table:style-name="ce13"/>
          <table:table-cell table:style-name="ce15" table:number-columns-repeated="3"/>
          <table:table-cell table:style-name="ce11" office:value-type="string">
            <text:p>Distance [µm]</text:p>
          </table:table-cell>
          <table:table-cell table:style-name="ce11" office:value-type="string">
            <text:p>pO2 [mmHg]</text:p>
          </table:table-cell>
          <table:table-cell table:style-name="ce11" office:value-type="string">
            <text:p>Distance Blood Vessel [µm]</text:p>
          </table:table-cell>
          <table:table-cell table:style-name="ce13"/>
          <table:table-cell table:style-name="ce15" table:number-columns-repeated="1012"/>
        </table:table-row>
        <table:table-row table:style-name="ro1">
          <table:table-cell table:style-name="ce10"/>
          <table:table-cell table:style-name="ce10" office:value-type="float" office:value="385.76221">
            <text:p>385.76</text:p>
          </table:table-cell>
          <table:table-cell table:style-name="ce10" office:value-type="float" office:value="144.71257">
            <text:p>144.71</text:p>
          </table:table-cell>
          <table:table-cell table:style-name="ce10" table:formula="of:=-([.B5]-426)" office:value-type="float" office:value="40.23779">
            <text:p>40.24</text:p>
          </table:table-cell>
          <table:table-cell table:style-name="ce10"/>
          <table:table-cell table:style-name="ce15" table:number-columns-repeated="3"/>
          <table:table-cell table:style-name="ce10" office:value-type="float" office:value="517.01019">
            <text:p>517.01</text:p>
          </table:table-cell>
          <table:table-cell table:style-name="ce10" office:value-type="float" office:value="140.4413">
            <text:p>140.44</text:p>
          </table:table-cell>
          <table:table-cell table:style-name="ce10" table:formula="of:=-([.I5]-818)" office:value-type="float" office:value="300.98981">
            <text:p>300.99</text:p>
          </table:table-cell>
          <table:table-cell table:style-name="ce15" table:number-columns-repeated="1013"/>
        </table:table-row>
        <table:table-row table:style-name="ro1">
          <table:table-cell table:style-name="ce10"/>
          <table:table-cell table:style-name="ce10" office:value-type="float" office:value="338.91837">
            <text:p>338.92</text:p>
          </table:table-cell>
          <table:table-cell table:style-name="ce10" office:value-type="float" office:value="144.41461">
            <text:p>144.41</text:p>
          </table:table-cell>
          <table:table-cell table:style-name="ce10" table:formula="of:=-([.B6]-426)" office:value-type="float" office:value="87.08163">
            <text:p>87.08</text:p>
          </table:table-cell>
          <table:table-cell table:style-name="ce10"/>
          <table:table-cell table:style-name="ce15" table:number-columns-repeated="3"/>
          <table:table-cell table:style-name="ce10" office:value-type="float" office:value="464.49805">
            <text:p>464.50</text:p>
          </table:table-cell>
          <table:table-cell table:style-name="ce10" office:value-type="float" office:value="137.89326">
            <text:p>137.89</text:p>
          </table:table-cell>
          <table:table-cell table:style-name="ce10" table:formula="of:=-([.I6]-818)" office:value-type="float" office:value="353.50195">
            <text:p>353.50</text:p>
          </table:table-cell>
          <table:table-cell table:style-name="ce15" table:number-columns-repeated="1013"/>
        </table:table-row>
        <table:table-row table:style-name="ro1">
          <table:table-cell table:style-name="ce10"/>
          <table:table-cell table:style-name="ce10" office:value-type="float" office:value="288.03922">
            <text:p>288.04</text:p>
          </table:table-cell>
          <table:table-cell table:style-name="ce10" office:value-type="float" office:value="141.4008">
            <text:p>141.40</text:p>
          </table:table-cell>
          <table:table-cell table:style-name="ce10" table:formula="of:=-([.B7]-426)" office:value-type="float" office:value="137.96078">
            <text:p>137.96</text:p>
          </table:table-cell>
          <table:table-cell table:style-name="ce10"/>
          <table:table-cell table:style-name="ce15" table:number-columns-repeated="3"/>
          <table:table-cell table:style-name="ce10" office:value-type="float" office:value="443.33301">
            <text:p>443.33</text:p>
          </table:table-cell>
          <table:table-cell table:style-name="ce10" office:value-type="float" office:value="133.17769">
            <text:p>133.18</text:p>
          </table:table-cell>
          <table:table-cell table:style-name="ce10" table:formula="of:=-([.I7]-818)" office:value-type="float" office:value="374.66699">
            <text:p>374.67</text:p>
          </table:table-cell>
          <table:table-cell table:style-name="ce15" table:number-columns-repeated="1013"/>
        </table:table-row>
        <table:table-row table:style-name="ro1">
          <table:table-cell table:style-name="ce10"/>
          <table:table-cell table:style-name="ce10" office:value-type="float" office:value="264.26514">
            <text:p>264.27</text:p>
          </table:table-cell>
          <table:table-cell table:style-name="ce10" office:value-type="float" office:value="134.0542">
            <text:p>134.05</text:p>
          </table:table-cell>
          <table:table-cell table:style-name="ce10" table:formula="of:=-([.B8]-426)" office:value-type="float" office:value="161.73486">
            <text:p>161.73</text:p>
          </table:table-cell>
          <table:table-cell table:style-name="ce10"/>
          <table:table-cell table:style-name="ce15" table:number-columns-repeated="3"/>
          <table:table-cell table:style-name="ce10" office:value-type="float" office:value="424.85651">
            <text:p>424.86</text:p>
          </table:table-cell>
          <table:table-cell table:style-name="ce10" office:value-type="float" office:value="130.04166">
            <text:p>130.04</text:p>
          </table:table-cell>
          <table:table-cell table:style-name="ce10" table:formula="of:=-([.I8]-818)" office:value-type="float" office:value="393.14349">
            <text:p>393.14</text:p>
          </table:table-cell>
          <table:table-cell table:style-name="ce15" table:number-columns-repeated="1013"/>
        </table:table-row>
        <table:table-row table:style-name="ro1">
          <table:table-cell table:style-name="ce10"/>
          <table:table-cell table:style-name="ce10" office:value-type="float" office:value="238.69234">
            <text:p>238.69</text:p>
          </table:table-cell>
          <table:table-cell table:style-name="ce10" office:value-type="float" office:value="129.82388">
            <text:p>129.82</text:p>
          </table:table-cell>
          <table:table-cell table:style-name="ce10" table:formula="of:=-([.B9]-426)" office:value-type="float" office:value="187.30766">
            <text:p>187.31</text:p>
          </table:table-cell>
          <table:table-cell table:style-name="ce10"/>
          <table:table-cell table:style-name="ce15" table:number-columns-repeated="3"/>
          <table:table-cell table:style-name="ce10" office:value-type="float" office:value="411.5054">
            <text:p>411.51</text:p>
          </table:table-cell>
          <table:table-cell table:style-name="ce10" office:value-type="float" office:value="124.25613">
            <text:p>124.26</text:p>
          </table:table-cell>
          <table:table-cell table:style-name="ce10" table:formula="of:=-([.I9]-818)" office:value-type="float" office:value="406.4946">
            <text:p>406.49</text:p>
          </table:table-cell>
          <table:table-cell table:style-name="ce15" table:number-columns-repeated="1013"/>
        </table:table-row>
        <table:table-row table:style-name="ro1">
          <table:table-cell table:style-name="ce10"/>
          <table:table-cell table:style-name="ce10" office:value-type="float" office:value="212.81496">
            <text:p>212.81</text:p>
          </table:table-cell>
          <table:table-cell table:style-name="ce10" office:value-type="float" office:value="119.36858">
            <text:p>119.37</text:p>
          </table:table-cell>
          <table:table-cell table:style-name="ce10" table:formula="of:=-([.B10]-426)" office:value-type="float" office:value="213.18504">
            <text:p>213.19</text:p>
          </table:table-cell>
          <table:table-cell table:style-name="ce10"/>
          <table:table-cell table:style-name="ce15" table:number-columns-repeated="3"/>
          <table:table-cell table:style-name="ce10" office:value-type="float" office:value="400.72839">
            <text:p>400.73</text:p>
          </table:table-cell>
          <table:table-cell table:style-name="ce10" office:value-type="float" office:value="117.40989">
            <text:p>117.41</text:p>
          </table:table-cell>
          <table:table-cell table:style-name="ce10" table:formula="of:=-([.I10]-818)" office:value-type="float" office:value="417.27161">
            <text:p>417.27</text:p>
          </table:table-cell>
          <table:table-cell table:style-name="ce15" table:number-columns-repeated="1013"/>
        </table:table-row>
        <table:table-row table:style-name="ro1">
          <table:table-cell table:style-name="ce10"/>
          <table:table-cell table:style-name="ce10" office:value-type="float" office:value="186.95662">
            <text:p>186.96</text:p>
          </table:table-cell>
          <table:table-cell table:style-name="ce10" office:value-type="float" office:value="109.30235">
            <text:p>109.30</text:p>
          </table:table-cell>
          <table:table-cell table:style-name="ce10" table:formula="of:=-([.B11]-426)" office:value-type="float" office:value="239.04338">
            <text:p>239.04</text:p>
          </table:table-cell>
          <table:table-cell table:style-name="ce10"/>
          <table:table-cell table:style-name="ce15" table:number-columns-repeated="3"/>
          <table:table-cell table:style-name="ce10" office:value-type="float" office:value="392.59415">
            <text:p>392.59</text:p>
          </table:table-cell>
          <table:table-cell table:style-name="ce10" office:value-type="float" office:value="111.08709">
            <text:p>111.09</text:p>
          </table:table-cell>
          <table:table-cell table:style-name="ce10" table:formula="of:=-([.I11]-818)" office:value-type="float" office:value="425.40585">
            <text:p>425.41</text:p>
          </table:table-cell>
          <table:table-cell table:style-name="ce15" table:number-columns-repeated="1013"/>
        </table:table-row>
        <table:table-row table:style-name="ro1">
          <table:table-cell table:style-name="ce10"/>
          <table:table-cell table:style-name="ce10" office:value-type="float" office:value="163.06836">
            <text:p>163.07</text:p>
          </table:table-cell>
          <table:table-cell table:style-name="ce10" office:value-type="float" office:value="99.62138">
            <text:p>99.62</text:p>
          </table:table-cell>
          <table:table-cell table:style-name="ce10" table:formula="of:=-([.B12]-426)" office:value-type="float" office:value="262.93164">
            <text:p>262.93</text:p>
          </table:table-cell>
          <table:table-cell table:style-name="ce10"/>
          <table:table-cell table:style-name="ce15" table:number-columns-repeated="3"/>
          <table:table-cell table:style-name="ce10" office:value-type="float" office:value="381.79425">
            <text:p>381.79</text:p>
          </table:table-cell>
          <table:table-cell table:style-name="ce10" office:value-type="float" office:value="103.7128">
            <text:p>103.71</text:p>
          </table:table-cell>
          <table:table-cell table:style-name="ce10" table:formula="of:=-([.I12]-818)" office:value-type="float" office:value="436.20575">
            <text:p>436.21</text:p>
          </table:table-cell>
          <table:table-cell table:style-name="ce15" table:number-columns-repeated="1013"/>
        </table:table-row>
        <table:table-row table:style-name="ro1">
          <table:table-cell table:style-name="ce10"/>
          <table:table-cell table:style-name="ce10" office:value-type="float" office:value="137.07678">
            <text:p>137.08</text:p>
          </table:table-cell>
          <table:table-cell table:style-name="ce10" office:value-type="float" office:value="86.83172">
            <text:p>86.83</text:p>
          </table:table-cell>
          <table:table-cell table:style-name="ce10" table:formula="of:=-([.B13]-426)" office:value-type="float" office:value="288.92322">
            <text:p>288.92</text:p>
          </table:table-cell>
          <table:table-cell table:style-name="ce10"/>
          <table:table-cell table:style-name="ce15" table:number-columns-repeated="3"/>
          <table:table-cell table:style-name="ce10" office:value-type="float" office:value="362.69998">
            <text:p>362.70</text:p>
          </table:table-cell>
          <table:table-cell table:style-name="ce10" office:value-type="float" office:value="86.31934">
            <text:p>86.32</text:p>
          </table:table-cell>
          <table:table-cell table:style-name="ce10" table:formula="of:=-([.I13]-818)" office:value-type="float" office:value="455.30002">
            <text:p>455.30</text:p>
          </table:table-cell>
          <table:table-cell table:style-name="ce15" table:number-columns-repeated="1013"/>
        </table:table-row>
        <table:table-row table:style-name="ro1">
          <table:table-cell table:style-name="ce10"/>
          <table:table-cell table:style-name="ce10" office:value-type="float" office:value="113.16948">
            <text:p>113.17</text:p>
          </table:table-cell>
          <table:table-cell table:style-name="ce10" office:value-type="float" office:value="76.76169">
            <text:p>76.76</text:p>
          </table:table-cell>
          <table:table-cell table:style-name="ce10" table:formula="of:=-([.B14]-426)" office:value-type="float" office:value="312.83052">
            <text:p>312.83</text:p>
          </table:table-cell>
          <table:table-cell table:style-name="ce10"/>
          <table:table-cell table:style-name="ce15" table:number-columns-repeated="3"/>
          <table:table-cell table:style-name="ce10" office:value-type="float" office:value="335.63162">
            <text:p>335.63</text:p>
          </table:table-cell>
          <table:table-cell table:style-name="ce10" office:value-type="float" office:value="66.29945">
            <text:p>66.30</text:p>
          </table:table-cell>
          <table:table-cell table:style-name="ce10" table:formula="of:=-([.I14]-818)" office:value-type="float" office:value="482.36838">
            <text:p>482.37</text:p>
          </table:table-cell>
          <table:table-cell table:style-name="ce15" table:number-columns-repeated="1013"/>
        </table:table-row>
        <table:table-row table:style-name="ro1">
          <table:table-cell table:style-name="ce10"/>
          <table:table-cell table:style-name="ce10" office:value-type="float" office:value="59.97763">
            <text:p>59.98</text:p>
          </table:table-cell>
          <table:table-cell table:style-name="ce10" office:value-type="float" office:value="66.35953">
            <text:p>66.36</text:p>
          </table:table-cell>
          <table:table-cell table:style-name="ce10" table:formula="of:=-([.B15]-426)" office:value-type="float" office:value="366.02237">
            <text:p>366.02</text:p>
          </table:table-cell>
          <table:table-cell table:style-name="ce10"/>
          <table:table-cell table:style-name="ce15" table:number-columns-repeated="3"/>
          <table:table-cell table:style-name="ce10" office:value-type="float" office:value="311.2518">
            <text:p>311.25</text:p>
          </table:table-cell>
          <table:table-cell table:style-name="ce10" office:value-type="float" office:value="47.85911">
            <text:p>47.86</text:p>
          </table:table-cell>
          <table:table-cell table:style-name="ce10" table:formula="of:=-([.I15]-818)" office:value-type="float" office:value="506.7482">
            <text:p>506.75</text:p>
          </table:table-cell>
          <table:table-cell table:style-name="ce15" table:number-columns-repeated="1013"/>
        </table:table-row>
        <table:table-row table:style-name="ro1">
          <table:table-cell table:style-name="ce10"/>
          <table:table-cell table:style-name="ce10" office:value-type="float" office:value="10.8782">
            <text:p>10.88</text:p>
          </table:table-cell>
          <table:table-cell table:style-name="ce10" office:value-type="float" office:value="59.84039">
            <text:p>59.84</text:p>
          </table:table-cell>
          <table:table-cell table:style-name="ce10" table:formula="of:=-([.B16]-426)" office:value-type="float" office:value="415.1218">
            <text:p>415.12</text:p>
          </table:table-cell>
          <table:table-cell table:style-name="ce10"/>
          <table:table-cell table:style-name="ce15" table:number-columns-repeated="3"/>
          <table:table-cell table:style-name="ce10" office:value-type="float" office:value="284.38937">
            <text:p>284.39</text:p>
          </table:table-cell>
          <table:table-cell table:style-name="ce10" office:value-type="float" office:value="32.5917">
            <text:p>32.59</text:p>
          </table:table-cell>
          <table:table-cell table:style-name="ce10" table:formula="of:=-([.I16]-818)" office:value-type="float" office:value="533.61063">
            <text:p>533.61</text:p>
          </table:table-cell>
          <table:table-cell table:style-name="ce15" table:number-columns-repeated="1013"/>
        </table:table-row>
        <table:table-row table:style-name="ro1">
          <table:table-cell table:style-name="ce10"/>
          <table:table-cell table:style-name="ce10" office:value-type="float" office:value="1.104">
            <text:p>1.10</text:p>
          </table:table-cell>
          <table:table-cell table:style-name="ce10" office:value-type="float" office:value="59.47031">
            <text:p>59.47</text:p>
          </table:table-cell>
          <table:table-cell table:style-name="ce10" table:formula="of:=-([.B17]-426)" office:value-type="float" office:value="424.896">
            <text:p>424.90</text:p>
          </table:table-cell>
          <table:table-cell table:style-name="ce10"/>
          <table:table-cell table:style-name="ce15" table:number-columns-repeated="3"/>
          <table:table-cell table:style-name="ce10" office:value-type="float" office:value="260.23834">
            <text:p>260.24</text:p>
          </table:table-cell>
          <table:table-cell table:style-name="ce10" office:value-type="float" office:value="19.43188">
            <text:p>19.43</text:p>
          </table:table-cell>
          <table:table-cell table:style-name="ce10" table:formula="of:=-([.I17]-818)" office:value-type="float" office:value="557.76166">
            <text:p>557.76</text:p>
          </table:table-cell>
          <table:table-cell table:style-name="ce15" table:number-columns-repeated="1013"/>
        </table:table-row>
        <table:table-row table:style-name="ro1">
          <table:table-cell table:style-name="ce10"/>
          <table:table-cell table:style-name="ce10" office:value-type="float" office:value="-35.85144">
            <text:p>-35.85</text:p>
          </table:table-cell>
          <table:table-cell table:style-name="ce10" office:value-type="float" office:value="61.87679">
            <text:p>61.88</text:p>
          </table:table-cell>
          <table:table-cell table:style-name="ce10" table:formula="of:=-([.B18]-426)" office:value-type="float" office:value="461.85144">
            <text:p>461.85</text:p>
          </table:table-cell>
          <table:table-cell table:style-name="ce10"/>
          <table:table-cell table:style-name="ce15" table:number-columns-repeated="3"/>
          <table:table-cell table:style-name="ce10" office:value-type="float" office:value="239.00467">
            <text:p>239.00</text:p>
          </table:table-cell>
          <table:table-cell table:style-name="ce10" office:value-type="float" office:value="13.13214">
            <text:p>13.13</text:p>
          </table:table-cell>
          <table:table-cell table:style-name="ce10" table:formula="of:=-([.I18]-818)" office:value-type="float" office:value="578.99533">
            <text:p>579.00</text:p>
          </table:table-cell>
          <table:table-cell table:style-name="ce15" table:number-columns-repeated="1013"/>
        </table:table-row>
        <table:table-row table:style-name="ro1">
          <table:table-cell table:style-name="ce10"/>
          <table:table-cell table:style-name="ce10" office:value-type="float" office:value="-74.56756">
            <text:p>-74.57</text:p>
          </table:table-cell>
          <table:table-cell table:style-name="ce10" office:value-type="float" office:value="68.17768">
            <text:p>68.18</text:p>
          </table:table-cell>
          <table:table-cell table:style-name="ce10" table:formula="of:=-([.B19]-426)" office:value-type="float" office:value="500.56756">
            <text:p>500.57</text:p>
          </table:table-cell>
          <table:table-cell table:style-name="ce10"/>
          <table:table-cell table:style-name="ce15" table:number-columns-repeated="3"/>
          <table:table-cell table:style-name="ce10" office:value-type="float" office:value="207.29144">
            <text:p>207.29</text:p>
          </table:table-cell>
          <table:table-cell table:style-name="ce10" office:value-type="float" office:value="6.85085">
            <text:p>6.85</text:p>
          </table:table-cell>
          <table:table-cell table:style-name="ce10" table:formula="of:=-([.I19]-818)" office:value-type="float" office:value="610.70856">
            <text:p>610.71</text:p>
          </table:table-cell>
          <table:table-cell table:style-name="ce15" table:number-columns-repeated="1013"/>
        </table:table-row>
        <table:table-row table:style-name="ro1">
          <table:table-cell table:style-name="ce10" table:number-columns-repeated="5"/>
          <table:table-cell table:style-name="ce15" table:number-columns-repeated="3"/>
          <table:table-cell table:style-name="ce10" office:value-type="float" office:value="157.42206">
            <text:p>157.42</text:p>
          </table:table-cell>
          <table:table-cell table:style-name="ce10" office:value-type="float" office:value="4.82626">
            <text:p>4.83</text:p>
          </table:table-cell>
          <table:table-cell table:style-name="ce10" table:formula="of:=-([.I20]-818)" office:value-type="float" office:value="660.57794">
            <text:p>660.58</text:p>
          </table:table-cell>
          <table:table-cell table:style-name="ce15" table:number-columns-repeated="1013"/>
        </table:table-row>
        <table:table-row table:style-name="ro1">
          <table:table-cell table:style-name="ce10"/>
          <table:table-cell table:style-name="ce10">
            <draw:frame table:end-cell-address="'Mueller-Klieser1984'.F43" table:end-x="0.4535in" table:end-y="0.1106in" draw:z-index="0" draw:name="Chart 1" draw:style-name="gr1" svg:width="4.0709in" svg:height="3.8744in" svg:x="0.4685in" svg:y="0.1173in">
              <draw:object draw:notify-on-update-of-ranges="'Mueller-Klieser1984'.B3:'Mueller-Klieser1984'.B3 'Mueller-Klieser1984'.C5:'Mueller-Klieser1984'.C19 'Mueller-Klieser1984'.D5:'Mueller-Klieser1984'.D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0" table:number-columns-repeated="3"/>
          <table:table-cell table:style-name="ce15" table:number-columns-repeated="3"/>
          <table:table-cell table:style-name="ce10" office:value-type="float" office:value="102.35866">
            <text:p>102.36</text:p>
          </table:table-cell>
          <table:table-cell table:style-name="ce10" office:value-type="float" office:value="3.86701">
            <text:p>3.87</text:p>
          </table:table-cell>
          <table:table-cell table:style-name="ce10" table:formula="of:=-([.I21]-818)" office:value-type="float" office:value="715.64134">
            <text:p>715.64</text:p>
          </table:table-cell>
          <table:table-cell table:style-name="ce15" table:number-columns-repeated="1013"/>
        </table:table-row>
        <table:table-row table:style-name="ro1">
          <table:table-cell table:style-name="ce10" table:number-columns-repeated="5"/>
          <table:table-cell table:style-name="ce15" table:number-columns-repeated="3"/>
          <table:table-cell table:style-name="ce10" office:value-type="float" office:value="0.20593">
            <text:p>0.21</text:p>
          </table:table-cell>
          <table:table-cell table:style-name="ce10" office:value-type="float" office:value="4.57492">
            <text:p>4.57</text:p>
          </table:table-cell>
          <table:table-cell table:style-name="ce10" table:formula="of:=-([.I22]-818)" office:value-type="float" office:value="817.79407">
            <text:p>817.79</text:p>
          </table:table-cell>
          <table:table-cell table:style-name="ce15" table:number-columns-repeated="1013"/>
        </table:table-row>
        <table:table-row table:style-name="ro1">
          <table:table-cell table:style-name="ce2" table:number-columns-repeated="5"/>
          <table:table-cell table:number-columns-repeated="2"/>
          <table:table-cell>
            <draw:frame table:end-cell-address="'Mueller-Klieser1984'.L45" table:end-x="0.5551in" table:end-y="0.0535in" draw:z-index="1" draw:name="Chart 2" draw:style-name="gr1" svg:width="4.072in" svg:height="3.8854in" svg:x="0.0394in" svg:y="0.0492in">
              <draw:object draw:notify-on-update-of-ranges="'Mueller-Klieser1984'.I3:'Mueller-Klieser1984'.I3 'Mueller-Klieser1984'.J5:'Mueller-Klieser1984'.J22 'Mueller-Klieser1984'.K5:'Mueller-Klieser1984'.K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 table:number-columns-repeated="3"/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eller-Klieser1986" table:style-name="ta3" table:print="false">
        <office:forms form:automatic-focus="false" form:apply-design-mode="false"/>
        <table:table-column table:style-name="co1" table:number-columns-repeated="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table:style-name="ce9" office:value-type="string">
            <text:p>Mueller-Klieser1984</text:p>
          </table:table-cell>
          <table:table-cell table:style-name="ce9" table:number-columns-repeated="4"/>
          <table:table-cell table:style-name="ce14" table:number-columns-repeated="6"/>
          <table:table-cell table:style-name="ce18"/>
          <table:table-cell table:number-columns-repeated="7"/>
        </table:table-row>
        <table:table-row table:style-name="ro1">
          <table:table-cell table:style-name="ce9" office:value-type="string">
            <text:p>Method for the determination of oxygen consumption rates and diffusion coefficients in multicellular spheroids</text:p>
          </table:table-cell>
          <table:table-cell table:style-name="ce9" table:number-columns-repeated="4"/>
          <table:table-cell table:style-name="ce14" table:number-columns-repeated="6"/>
          <table:table-cell table:number-columns-repeated="8"/>
        </table:table-row>
        <table:table-row table:style-name="ro1">
          <table:table-cell table:style-name="ce10"/>
          <table:table-cell table:style-name="ce11" office:value-type="string">
            <text:p>Spheroid (diameter 597µm)</text:p>
          </table:table-cell>
          <table:table-cell table:style-name="ce12" table:number-columns-repeated="3"/>
          <table:table-cell table:style-name="ce15"/>
          <table:table-cell table:style-name="ce11" office:value-type="string">
            <text:p>Spheroid (diameter 276µm)</text:p>
          </table:table-cell>
          <table:table-cell table:style-name="ce12" table:number-columns-repeated="2"/>
          <table:table-cell table:style-name="ce16"/>
          <table:table-cell table:number-columns-repeated="9"/>
        </table:table-row>
        <table:table-row table:style-name="ro1">
          <table:table-cell table:style-name="ce10"/>
          <table:table-cell table:style-name="ce11" office:value-type="string">
            <text:p>Distance Center [µm]</text:p>
          </table:table-cell>
          <table:table-cell table:style-name="ce11" office:value-type="string">
            <text:p>pO2 [mmHg]</text:p>
          </table:table-cell>
          <table:table-cell table:style-name="ce11" office:value-type="string">
            <text:p>Distance Blood Vessel [µm]</text:p>
          </table:table-cell>
          <table:table-cell table:style-name="ce13"/>
          <table:table-cell table:style-name="ce15"/>
          <table:table-cell table:style-name="ce11" office:value-type="string">
            <text:p>Distance [µm]</text:p>
          </table:table-cell>
          <table:table-cell table:style-name="ce11" office:value-type="string">
            <text:p>pO2 [mmHg]</text:p>
          </table:table-cell>
          <table:table-cell table:style-name="ce11" office:value-type="string">
            <text:p>Distance Blood Vessel [µm]</text:p>
          </table:table-cell>
          <table:table-cell table:style-name="ce13"/>
          <table:table-cell table:number-columns-repeated="9"/>
        </table:table-row>
        <table:table-row table:style-name="ro1">
          <table:table-cell table:style-name="ce10"/>
          <table:table-cell table:style-name="ce10" office:value-type="float" office:value="703.04504">
            <text:p>703.05</text:p>
          </table:table-cell>
          <table:table-cell table:style-name="ce10" office:value-type="float" office:value="144.93265">
            <text:p>144.93</text:p>
          </table:table-cell>
          <table:table-cell table:style-name="ce10" table:formula="of:=-([.B5]-597)" office:value-type="float" office:value="-106.04504">
            <text:p>-106.05</text:p>
          </table:table-cell>
          <table:table-cell table:style-name="ce10"/>
          <table:table-cell table:style-name="ce15"/>
          <table:table-cell table:style-name="ce10" office:value-type="float" office:value="376.92218">
            <text:p>376.92</text:p>
          </table:table-cell>
          <table:table-cell table:style-name="ce10" office:value-type="float" office:value="44.00235">
            <text:p>44.00</text:p>
          </table:table-cell>
          <table:table-cell table:style-name="ce10" table:formula="of:=-([.G5]-276)" office:value-type="float" office:value="-100.92218">
            <text:p>-100.92</text:p>
          </table:table-cell>
          <table:table-cell table:style-name="ce15"/>
          <table:table-cell table:number-columns-repeated="9"/>
        </table:table-row>
        <table:table-row table:style-name="ro1">
          <table:table-cell table:style-name="ce10"/>
          <table:table-cell table:style-name="ce10" office:value-type="float" office:value="652.77185">
            <text:p>652.77</text:p>
          </table:table-cell>
          <table:table-cell table:style-name="ce10" office:value-type="float" office:value="137.74457">
            <text:p>137.74</text:p>
          </table:table-cell>
          <table:table-cell table:style-name="ce10" table:formula="of:=-([.B6]-597)" office:value-type="float" office:value="-55.77185">
            <text:p>-55.77</text:p>
          </table:table-cell>
          <table:table-cell table:style-name="ce10"/>
          <table:table-cell table:style-name="ce15"/>
          <table:table-cell table:style-name="ce10" office:value-type="float" office:value="333.80298">
            <text:p>333.80</text:p>
          </table:table-cell>
          <table:table-cell table:style-name="ce10" office:value-type="float" office:value="40.16092">
            <text:p>40.16</text:p>
          </table:table-cell>
          <table:table-cell table:style-name="ce10" table:formula="of:=-([.G6]-276)" office:value-type="float" office:value="-57.80298">
            <text:p>-57.80</text:p>
          </table:table-cell>
          <table:table-cell table:style-name="ce15"/>
          <table:table-cell table:number-columns-repeated="9"/>
        </table:table-row>
        <table:table-row table:style-name="ro1">
          <table:table-cell table:style-name="ce10"/>
          <table:table-cell table:style-name="ce10" office:value-type="float" office:value="618.13214">
            <text:p>618.13</text:p>
          </table:table-cell>
          <table:table-cell table:style-name="ce10" office:value-type="float" office:value="126.74312">
            <text:p>126.74</text:p>
          </table:table-cell>
          <table:table-cell table:style-name="ce10" table:formula="of:=-([.B7]-597)" office:value-type="float" office:value="-21.13214">
            <text:p>-21.13</text:p>
          </table:table-cell>
          <table:table-cell table:style-name="ce10"/>
          <table:table-cell table:style-name="ce15"/>
          <table:table-cell table:style-name="ce10" office:value-type="float" office:value="311.05298">
            <text:p>311.05</text:p>
          </table:table-cell>
          <table:table-cell table:style-name="ce10" office:value-type="float" office:value="37.52323">
            <text:p>37.52</text:p>
          </table:table-cell>
          <table:table-cell table:style-name="ce10" table:formula="of:=-([.G7]-276)" office:value-type="float" office:value="-35.05298">
            <text:p>-35.05</text:p>
          </table:table-cell>
          <table:table-cell table:style-name="ce15"/>
          <table:table-cell table:number-columns-repeated="9"/>
        </table:table-row>
        <table:table-row table:style-name="ro1">
          <table:table-cell table:style-name="ce10"/>
          <table:table-cell table:style-name="ce10" office:value-type="float" office:value="597">
            <text:p>597.00</text:p>
          </table:table-cell>
          <table:table-cell table:style-name="ce10" office:value-type="float" office:value="114.07636">
            <text:p>114.08</text:p>
          </table:table-cell>
          <table:table-cell table:style-name="ce10" table:formula="of:=-([.B8]-597)" office:value-type="float" office:value="-0">
            <text:p>0.00</text:p>
          </table:table-cell>
          <table:table-cell table:style-name="ce10"/>
          <table:table-cell table:style-name="ce15"/>
          <table:table-cell table:style-name="ce10" office:value-type="float" office:value="296.7048">
            <text:p>296.70</text:p>
          </table:table-cell>
          <table:table-cell table:style-name="ce10" office:value-type="float" office:value="34.17315">
            <text:p>34.17</text:p>
          </table:table-cell>
          <table:table-cell table:style-name="ce10" table:formula="of:=-([.G8]-276)" office:value-type="float" office:value="-20.7048">
            <text:p>-20.70</text:p>
          </table:table-cell>
          <table:table-cell table:style-name="ce15"/>
          <table:table-cell table:number-columns-repeated="9"/>
        </table:table-row>
        <table:table-row table:style-name="ro1">
          <table:table-cell table:style-name="ce10"/>
          <table:table-cell table:style-name="ce10" office:value-type="float" office:value="575.41547">
            <text:p>575.42</text:p>
          </table:table-cell>
          <table:table-cell table:style-name="ce10" office:value-type="float" office:value="89.46957">
            <text:p>89.47</text:p>
          </table:table-cell>
          <table:table-cell table:style-name="ce10" table:formula="of:=-([.B9]-597)" office:value-type="float" office:value="21.58453">
            <text:p>21.58</text:p>
          </table:table-cell>
          <table:table-cell table:style-name="ce10"/>
          <table:table-cell table:style-name="ce15"/>
          <table:table-cell table:style-name="ce10" office:value-type="float" office:value="284.75473">
            <text:p>284.75</text:p>
          </table:table-cell>
          <table:table-cell table:style-name="ce10" office:value-type="float" office:value="30.82421">
            <text:p>30.82</text:p>
          </table:table-cell>
          <table:table-cell table:style-name="ce10" table:formula="of:=-([.G9]-276)" office:value-type="float" office:value="-8.75473">
            <text:p>-8.75</text:p>
          </table:table-cell>
          <table:table-cell table:style-name="ce15"/>
          <table:table-cell table:number-columns-repeated="9"/>
        </table:table-row>
        <table:table-row table:style-name="ro1">
          <table:table-cell table:style-name="ce10"/>
          <table:table-cell table:style-name="ce10" office:value-type="float" office:value="545.76172">
            <text:p>545.76</text:p>
          </table:table-cell>
          <table:table-cell table:style-name="ce10" office:value-type="float" office:value="62.70956">
            <text:p>62.71</text:p>
          </table:table-cell>
          <table:table-cell table:style-name="ce10" table:formula="of:=-([.B10]-597)" office:value-type="float" office:value="51.23828">
            <text:p>51.24</text:p>
          </table:table-cell>
          <table:table-cell table:style-name="ce10"/>
          <table:table-cell table:style-name="ce15"/>
          <table:table-cell table:style-name="ce10" office:value-type="float" office:value="276">
            <text:p>276.00</text:p>
          </table:table-cell>
          <table:table-cell table:style-name="ce10" office:value-type="float" office:value="29.14859">
            <text:p>29.15</text:p>
          </table:table-cell>
          <table:table-cell table:style-name="ce10" table:formula="of:=-([.G10]-276)" office:value-type="float" office:value="-0">
            <text:p>0.00</text:p>
          </table:table-cell>
          <table:table-cell table:style-name="ce15"/>
          <table:table-cell table:number-columns-repeated="9"/>
        </table:table-row>
        <table:table-row table:style-name="ro1">
          <table:table-cell table:style-name="ce10"/>
          <table:table-cell table:style-name="ce10" office:value-type="float" office:value="523.20435">
            <text:p>523.20</text:p>
          </table:table-cell>
          <table:table-cell table:style-name="ce10" office:value-type="float" office:value="44.07221">
            <text:p>44.07</text:p>
          </table:table-cell>
          <table:table-cell table:style-name="ce10" table:formula="of:=-([.B11]-597)" office:value-type="float" office:value="73.79565">
            <text:p>73.80</text:p>
          </table:table-cell>
          <table:table-cell table:style-name="ce10"/>
          <table:table-cell table:style-name="ce15"/>
          <table:table-cell table:style-name="ce10" office:value-type="float" office:value="266.82385">
            <text:p>266.82</text:p>
          </table:table-cell>
          <table:table-cell table:style-name="ce10" office:value-type="float" office:value="26.2784">
            <text:p>26.28</text:p>
          </table:table-cell>
          <table:table-cell table:style-name="ce10" table:formula="of:=-([.G11]-276)" office:value-type="float" office:value="9.17615000000001">
            <text:p>9.18</text:p>
          </table:table-cell>
          <table:table-cell table:style-name="ce15"/>
          <table:table-cell table:number-columns-repeated="9"/>
        </table:table-row>
        <table:table-row table:style-name="ro1">
          <table:table-cell table:style-name="ce10"/>
          <table:table-cell table:style-name="ce10" office:value-type="float" office:value="495.80771">
            <text:p>495.81</text:p>
          </table:table-cell>
          <table:table-cell table:style-name="ce10" office:value-type="float" office:value="29.01459">
            <text:p>29.01</text:p>
          </table:table-cell>
          <table:table-cell table:style-name="ce10" table:formula="of:=-([.B12]-597)" office:value-type="float" office:value="101.19229">
            <text:p>101.19</text:p>
          </table:table-cell>
          <table:table-cell table:style-name="ce10"/>
          <table:table-cell table:style-name="ce15"/>
          <table:table-cell table:style-name="ce10" office:value-type="float" office:value="258.53702">
            <text:p>258.54</text:p>
          </table:table-cell>
          <table:table-cell table:style-name="ce10" office:value-type="float" office:value="17.43876">
            <text:p>17.44</text:p>
          </table:table-cell>
          <table:table-cell table:style-name="ce10" table:formula="of:=-([.G12]-276)" office:value-type="float" office:value="17.46298">
            <text:p>17.46</text:p>
          </table:table-cell>
          <table:table-cell table:style-name="ce15"/>
          <table:table-cell table:number-columns-repeated="9"/>
        </table:table-row>
        <table:table-row table:style-name="ro1">
          <table:table-cell table:style-name="ce10"/>
          <table:table-cell table:style-name="ce10" office:value-type="float" office:value="446.86008">
            <text:p>446.86</text:p>
          </table:table-cell>
          <table:table-cell table:style-name="ce10" office:value-type="float" office:value="11.31985">
            <text:p>11.32</text:p>
          </table:table-cell>
          <table:table-cell table:style-name="ce10" table:formula="of:=-([.B13]-597)" office:value-type="float" office:value="150.13992">
            <text:p>150.14</text:p>
          </table:table-cell>
          <table:table-cell table:style-name="ce10"/>
          <table:table-cell table:style-name="ce15"/>
          <table:table-cell table:style-name="ce10" office:value-type="float" office:value="235.86176">
            <text:p>235.86</text:p>
          </table:table-cell>
          <table:table-cell table:style-name="ce10" office:value-type="float" office:value="8.59225">
            <text:p>8.59</text:p>
          </table:table-cell>
          <table:table-cell table:style-name="ce10" table:formula="of:=-([.G13]-276)" office:value-type="float" office:value="40.13824">
            <text:p>40.14</text:p>
          </table:table-cell>
          <table:table-cell table:style-name="ce15"/>
          <table:table-cell table:number-columns-repeated="9"/>
        </table:table-row>
        <table:table-row table:style-name="ro1">
          <table:table-cell table:style-name="ce10"/>
          <table:table-cell table:style-name="ce10" office:value-type="float" office:value="386.99466">
            <text:p>386.99</text:p>
          </table:table-cell>
          <table:table-cell table:style-name="ce10" office:value-type="float" office:value="4.12719">
            <text:p>4.13</text:p>
          </table:table-cell>
          <table:table-cell table:style-name="ce10" table:formula="of:=-([.B14]-597)" office:value-type="float" office:value="210.00534">
            <text:p>210.01</text:p>
          </table:table-cell>
          <table:table-cell table:style-name="ce10"/>
          <table:table-cell table:style-name="ce15"/>
          <table:table-cell table:style-name="ce10" office:value-type="float" office:value="213.16637">
            <text:p>213.17</text:p>
          </table:table-cell>
          <table:table-cell table:style-name="ce10" office:value-type="float" office:value="1.41734">
            <text:p>1.42</text:p>
          </table:table-cell>
          <table:table-cell table:style-name="ce10" table:formula="of:=-([.G14]-276)" office:value-type="float" office:value="62.83363">
            <text:p>62.83</text:p>
          </table:table-cell>
          <table:table-cell table:style-name="ce15"/>
          <table:table-cell table:number-columns-repeated="9"/>
        </table:table-row>
        <table:table-row table:style-name="ro1">
          <table:table-cell table:style-name="ce10"/>
          <table:table-cell table:style-name="ce10" office:value-type="float" office:value="299.46805">
            <text:p>299.47</text:p>
          </table:table-cell>
          <table:table-cell table:style-name="ce10" office:value-type="float" office:value="3.84658">
            <text:p>3.85</text:p>
          </table:table-cell>
          <table:table-cell table:style-name="ce10" table:formula="of:=-([.B15]-597)" office:value-type="float" office:value="297.53195">
            <text:p>297.53</text:p>
          </table:table-cell>
          <table:table-cell table:style-name="ce10"/>
          <table:table-cell table:style-name="ce15"/>
          <table:table-cell table:style-name="ce10" office:value-type="float" office:value="191.58951">
            <text:p>191.59</text:p>
          </table:table-cell>
          <table:table-cell table:style-name="ce10" office:value-type="float" office:value="0.92943">
            <text:p>0.93</text:p>
          </table:table-cell>
          <table:table-cell table:style-name="ce10" table:formula="of:=-([.G15]-276)" office:value-type="float" office:value="84.41049">
            <text:p>84.41</text:p>
          </table:table-cell>
          <table:table-cell table:style-name="ce15"/>
          <table:table-cell table:number-columns-repeated="9"/>
        </table:table-row>
        <table:table-row table:style-name="ro1">
          <table:table-cell table:style-name="ce10"/>
          <table:table-cell table:style-name="ce10" office:value-type="float" office:value="199.94824">
            <text:p>199.95</text:p>
          </table:table-cell>
          <table:table-cell table:style-name="ce10" office:value-type="float" office:value="3.79905">
            <text:p>3.80</text:p>
          </table:table-cell>
          <table:table-cell table:style-name="ce10" table:formula="of:=-([.B16]-597)" office:value-type="float" office:value="397.05176">
            <text:p>397.05</text:p>
          </table:table-cell>
          <table:table-cell table:style-name="ce10"/>
          <table:table-cell table:style-name="ce15"/>
          <table:table-cell table:style-name="ce10" office:value-type="float" office:value="164.00885">
            <text:p>164.01</text:p>
          </table:table-cell>
          <table:table-cell table:style-name="ce10" office:value-type="float" office:value="1.15506">
            <text:p>1.16</text:p>
          </table:table-cell>
          <table:table-cell table:style-name="ce10" table:formula="of:=-([.G16]-276)" office:value-type="float" office:value="111.99115">
            <text:p>111.99</text:p>
          </table:table-cell>
          <table:table-cell table:style-name="ce15"/>
          <table:table-cell table:number-columns-repeated="9"/>
        </table:table-row>
        <table:table-row table:style-name="ro1">
          <table:table-cell table:style-name="ce10"/>
          <table:table-cell table:style-name="ce10" office:value-type="float" office:value="0">
            <text:p>0.00</text:p>
          </table:table-cell>
          <table:table-cell table:style-name="ce10" office:value-type="float" office:value="4.00178">
            <text:p>4.00</text:p>
          </table:table-cell>
          <table:table-cell table:style-name="ce10" table:formula="of:=-([.B17]-597)" office:value-type="float" office:value="597">
            <text:p>597.00</text:p>
          </table:table-cell>
          <table:table-cell table:style-name="ce10"/>
          <table:table-cell table:style-name="ce15"/>
          <table:table-cell table:style-name="ce10" office:value-type="float" office:value="0">
            <text:p>0.00</text:p>
          </table:table-cell>
          <table:table-cell table:style-name="ce10" office:value-type="float" office:value="0.65914">
            <text:p>0.66</text:p>
          </table:table-cell>
          <table:table-cell table:style-name="ce10" table:formula="of:=-([.G17]-276)" office:value-type="float" office:value="276">
            <text:p>276.00</text:p>
          </table:table-cell>
          <table:table-cell table:style-name="ce15"/>
          <table:table-cell table:number-columns-repeated="9"/>
        </table:table-row>
        <table:table-row table:style-name="ro1">
          <table:table-cell table:style-name="ce10">
            <draw:frame table:end-cell-address="'Mueller-Klieser1986'.F37" table:end-x="0.2469in" table:end-y="0.0035in" draw:z-index="0" draw:name="Chart 1" draw:style-name="gr1" svg:width="3.978in" svg:height="3.2386in" svg:x="0.7138in" svg:y="0.1173in">
              <draw:object draw:notify-on-update-of-ranges="'Mueller-Klieser1986'.B3:'Mueller-Klieser1986'.B3 'Mueller-Klieser1986'.C5:'Mueller-Klieser1986'.C17 'Mueller-Klieser1986'.D5:'Mueller-Klieser1986'.D1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0" table:number-columns-repeated="4"/>
          <table:table-cell table:style-name="ce15">
            <draw:frame table:end-cell-address="'Mueller-Klieser1986'.K37" table:end-x="0.461in" table:end-y="0.0917in" draw:z-index="1" draw:name="Chart 2" draw:style-name="gr1" svg:width="4.2638in" svg:height="3.4016in" svg:x="0.6425in" svg:y="0.0425in">
              <draw:object draw:notify-on-update-of-ranges="'Mueller-Klieser1986'.G3:'Mueller-Klieser1986'.G3 'Mueller-Klieser1986'.H5:'Mueller-Klieser1986'.H17 'Mueller-Klieser1986'.I5:'Mueller-Klieser1986'.I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0" table:number-columns-repeated="3"/>
          <table:table-cell table:style-name="ce15"/>
          <table:table-cell table:number-columns-repeated="9"/>
        </table:table-row>
        <table:table-row table:style-name="ro1" table:number-rows-repeated="4">
          <table:table-cell table:style-name="ce10" table:number-columns-repeated="5"/>
          <table:table-cell table:style-name="ce15" table:number-columns-repeated="3"/>
          <table:table-cell table:style-name="ce10" table:number-columns-repeated="3"/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7" office:value-type="string">
            <text:p>viable rim [5% O2]</text:p>
          </table:table-cell>
          <table:table-cell table:style-name="ce17" table:number-columns-repeated="3"/>
          <table:table-cell table:style-name="ce15"/>
          <table:table-cell table:style-name="ce17" office:value-type="string">
            <text:p>o2 consumption [5% O2]</text:p>
          </table:table-cell>
          <table:table-cell table:style-name="ce17" table:number-columns-repeated="3"/>
          <table:table-cell table:number-columns-repeated="9"/>
        </table:table-row>
        <table:table-row table:style-name="ro1">
          <table:table-cell/>
          <table:table-cell table:style-name="ce17" office:value-type="string">
            <text:p>glc [mM]</text:p>
          </table:table-cell>
          <table:table-cell table:style-name="ce17" office:value-type="string">
            <text:p>viable rim thickness [µm]</text:p>
          </table:table-cell>
          <table:table-cell table:style-name="ce17" office:value-type="string">
            <text:p>vrt +-s.d [µm]</text:p>
          </table:table-cell>
          <table:table-cell table:style-name="ce17" office:value-type="string">
            <text:p>+-s.d.</text:p>
          </table:table-cell>
          <table:table-cell table:style-name="ce15"/>
          <table:table-cell table:style-name="ce17" office:value-type="string">
            <text:p>glc [mM]</text:p>
          </table:table-cell>
          <table:table-cell table:style-name="ce17" office:value-type="string">
            <text:p>O2 consumption Q x 10⁴ [cm³ o2/cm³/s]</text:p>
          </table:table-cell>
          <table:table-cell table:style-name="ce17" office:value-type="string">
            <text:p>o2c +-s.d [µm]</text:p>
          </table:table-cell>
          <table:table-cell table:style-name="ce17" office:value-type="string">
            <text:p>+-s.d.</text:p>
          </table:table-cell>
          <table:table-cell table:number-columns-repeated="9"/>
        </table:table-row>
        <table:table-row table:style-name="ro1">
          <table:table-cell/>
          <table:table-cell table:style-name="ce15" office:value-type="float" office:value="0.8">
            <text:p>0.8</text:p>
          </table:table-cell>
          <table:table-cell table:style-name="ce15" office:value-type="float" office:value="66.31377">
            <text:p>66.31377</text:p>
          </table:table-cell>
          <table:table-cell table:style-name="ce15" office:value-type="float" office:value="83.22821">
            <text:p>83.22821</text:p>
          </table:table-cell>
          <table:table-cell table:style-name="ce15" table:formula="of:=ABS([.D41]-[.C41])" office:value-type="float" office:value="16.91444">
            <text:p>16.91444</text:p>
          </table:table-cell>
          <table:table-cell table:style-name="ce15"/>
          <table:table-cell table:style-name="ce15" office:value-type="float" office:value="0.8">
            <text:p>0.8</text:p>
          </table:table-cell>
          <table:table-cell table:style-name="ce15" office:value-type="float" office:value="4.42605">
            <text:p>4.42605</text:p>
          </table:table-cell>
          <table:table-cell table:style-name="ce15" office:value-type="float" office:value="4.65534">
            <text:p>4.65534</text:p>
          </table:table-cell>
          <table:table-cell table:style-name="ce15" table:formula="of:=ABS([.I41]-[.H41])" office:value-type="float" office:value="0.22929">
            <text:p>0.22929</text:p>
          </table:table-cell>
          <table:table-cell table:number-columns-repeated="9"/>
        </table:table-row>
        <table:table-row table:style-name="ro1">
          <table:table-cell/>
          <table:table-cell table:style-name="ce15" office:value-type="float" office:value="1.8">
            <text:p>1.8</text:p>
          </table:table-cell>
          <table:table-cell table:style-name="ce15" office:value-type="float" office:value="71.26173">
            <text:p>71.26173</text:p>
          </table:table-cell>
          <table:table-cell table:style-name="ce15" office:value-type="float" office:value="89.3084">
            <text:p>89.3084</text:p>
          </table:table-cell>
          <table:table-cell table:style-name="ce15" table:formula="of:=ABS([.D42]-[.C42])" office:value-type="float" office:value="18.04667">
            <text:p>18.04667</text:p>
          </table:table-cell>
          <table:table-cell table:style-name="ce15"/>
          <table:table-cell table:style-name="ce15" office:value-type="float" office:value="1.8">
            <text:p>1.8</text:p>
          </table:table-cell>
          <table:table-cell table:style-name="ce15" office:value-type="float" office:value="3.3914">
            <text:p>3.3914</text:p>
          </table:table-cell>
          <table:table-cell table:style-name="ce15" office:value-type="float" office:value="3.88826">
            <text:p>3.88826</text:p>
          </table:table-cell>
          <table:table-cell table:style-name="ce15" table:formula="of:=ABS([.I42]-[.H42])" office:value-type="float" office:value="0.49686">
            <text:p>0.49686</text:p>
          </table:table-cell>
          <table:table-cell table:number-columns-repeated="9"/>
        </table:table-row>
        <table:table-row table:style-name="ro1">
          <table:table-cell/>
          <table:table-cell table:style-name="ce15" office:value-type="float" office:value="5.5">
            <text:p>5.5</text:p>
          </table:table-cell>
          <table:table-cell table:style-name="ce15" office:value-type="float" office:value="142.14011">
            <text:p>142.14011</text:p>
          </table:table-cell>
          <table:table-cell table:style-name="ce15" office:value-type="float" office:value="153.4201">
            <text:p>153.4201</text:p>
          </table:table-cell>
          <table:table-cell table:style-name="ce15" table:formula="of:=ABS([.D43]-[.C43])" office:value-type="float" office:value="11.27999">
            <text:p>11.27999</text:p>
          </table:table-cell>
          <table:table-cell table:style-name="ce15"/>
          <table:table-cell table:style-name="ce15" office:value-type="float" office:value="5.5">
            <text:p>5.5</text:p>
          </table:table-cell>
          <table:table-cell table:style-name="ce15" office:value-type="float" office:value="1.65495">
            <text:p>1.65495</text:p>
          </table:table-cell>
          <table:table-cell table:style-name="ce15" office:value-type="float" office:value="1.82066">
            <text:p>1.82066</text:p>
          </table:table-cell>
          <table:table-cell table:style-name="ce15" table:formula="of:=ABS([.I43]-[.H43])" office:value-type="float" office:value="0.16571">
            <text:p>0.16571</text:p>
          </table:table-cell>
          <table:table-cell table:number-columns-repeated="9"/>
        </table:table-row>
        <table:table-row table:style-name="ro1">
          <table:table-cell/>
          <table:table-cell table:style-name="ce15" office:value-type="float" office:value="16.5">
            <text:p>16.5</text:p>
          </table:table-cell>
          <table:table-cell table:style-name="ce15" office:value-type="float" office:value="263.21127">
            <text:p>263.21127</text:p>
          </table:table-cell>
          <table:table-cell table:style-name="ce15" office:value-type="float" office:value="285.76459">
            <text:p>285.76459</text:p>
          </table:table-cell>
          <table:table-cell table:style-name="ce15" table:formula="of:=ABS([.D44]-[.C44])" office:value-type="float" office:value="22.55332">
            <text:p>22.55332</text:p>
          </table:table-cell>
          <table:table-cell table:style-name="ce15"/>
          <table:table-cell table:style-name="ce15" office:value-type="float" office:value="16.5">
            <text:p>16.5</text:p>
          </table:table-cell>
          <table:table-cell table:style-name="ce15" office:value-type="float" office:value="1.4092">
            <text:p>1.4092</text:p>
          </table:table-cell>
          <table:table-cell table:style-name="ce15" office:value-type="float" office:value="1.6386">
            <text:p>1.6386</text:p>
          </table:table-cell>
          <table:table-cell table:style-name="ce15" table:formula="of:=ABS([.I44]-[.H44])" office:value-type="float" office:value="0.2294">
            <text:p>0.2294</text:p>
          </table:table-cell>
          <table:table-cell table:number-columns-repeated="9"/>
        </table:table-row>
        <table:table-row table:style-name="ro1">
          <table:table-cell/>
          <table:table-cell table:style-name="ce15" table:number-columns-repeated="9"/>
          <table:table-cell table:number-columns-repeated="9"/>
        </table:table-row>
        <table:table-row table:style-name="ro1">
          <table:table-cell/>
          <table:table-cell table:style-name="ce17" office:value-type="string">
            <text:p>viable rim [20% O2]</text:p>
          </table:table-cell>
          <table:table-cell table:style-name="ce17" table:number-columns-repeated="3"/>
          <table:table-cell table:style-name="ce15"/>
          <table:table-cell table:style-name="ce17" office:value-type="string">
            <text:p>o2 consumption [20% O2]</text:p>
          </table:table-cell>
          <table:table-cell table:style-name="ce17" table:number-columns-repeated="3"/>
          <table:table-cell table:number-columns-repeated="9"/>
        </table:table-row>
        <table:table-row table:style-name="ro1">
          <table:table-cell/>
          <table:table-cell table:style-name="ce17" office:value-type="string">
            <text:p>glc [mM]</text:p>
          </table:table-cell>
          <table:table-cell table:style-name="ce17" office:value-type="string">
            <text:p>viable rim thickness [µm]</text:p>
          </table:table-cell>
          <table:table-cell table:style-name="ce17" office:value-type="string">
            <text:p>vrt +-s.d [µm]</text:p>
          </table:table-cell>
          <table:table-cell table:style-name="ce17" office:value-type="string">
            <text:p>+-s.d.</text:p>
          </table:table-cell>
          <table:table-cell table:style-name="ce15"/>
          <table:table-cell table:style-name="ce17" office:value-type="string">
            <text:p>glc [mM]</text:p>
          </table:table-cell>
          <table:table-cell table:style-name="ce17" office:value-type="string">
            <text:p>viable rim thickness [µm]</text:p>
          </table:table-cell>
          <table:table-cell table:style-name="ce17" office:value-type="string">
            <text:p>o2c +-s.d [µm]</text:p>
          </table:table-cell>
          <table:table-cell table:style-name="ce17" office:value-type="string">
            <text:p>+-s.d.</text:p>
          </table:table-cell>
          <table:table-cell table:number-columns-repeated="9"/>
        </table:table-row>
        <table:table-row table:style-name="ro1">
          <table:table-cell/>
          <table:table-cell table:style-name="ce15" office:value-type="float" office:value="0.8">
            <text:p>0.8</text:p>
          </table:table-cell>
          <table:table-cell table:style-name="ce15" office:value-type="float" office:value="113.11655">
            <text:p>113.11655</text:p>
          </table:table-cell>
          <table:table-cell table:style-name="ce15" office:value-type="float" office:value="124.96044">
            <text:p>124.96044</text:p>
          </table:table-cell>
          <table:table-cell table:style-name="ce15" table:formula="of:=ABS([.D48]-[.C48])" office:value-type="float" office:value="11.84389">
            <text:p>11.84389</text:p>
          </table:table-cell>
          <table:table-cell table:style-name="ce15"/>
          <table:table-cell table:style-name="ce15" office:value-type="float" office:value="0.8">
            <text:p>0.8</text:p>
          </table:table-cell>
          <table:table-cell table:style-name="ce15" office:value-type="float" office:value="5.69985">
            <text:p>5.69985</text:p>
          </table:table-cell>
          <table:table-cell table:style-name="ce15" office:value-type="float" office:value="5.98022">
            <text:p>5.98022</text:p>
          </table:table-cell>
          <table:table-cell table:style-name="ce15" table:formula="of:=ABS([.I48]-[.H48])" office:value-type="float" office:value="0.28037">
            <text:p>0.28037</text:p>
          </table:table-cell>
          <table:table-cell table:number-columns-repeated="9"/>
        </table:table-row>
        <table:table-row table:style-name="ro1">
          <table:table-cell/>
          <table:table-cell table:style-name="ce15" office:value-type="float" office:value="1.8">
            <text:p>1.8</text:p>
          </table:table-cell>
          <table:table-cell table:style-name="ce15" office:value-type="float" office:value="148.51895">
            <text:p>148.51895</text:p>
          </table:table-cell>
          <table:table-cell table:style-name="ce15" office:value-type="float" office:value="154.7195">
            <text:p>154.7195</text:p>
          </table:table-cell>
          <table:table-cell table:style-name="ce15" table:formula="of:=ABS([.D49]-[.C49])" office:value-type="float" office:value="6.20055000000002">
            <text:p>6.20055000000002</text:p>
          </table:table-cell>
          <table:table-cell table:style-name="ce15"/>
          <table:table-cell table:style-name="ce15" office:value-type="float" office:value="1.8">
            <text:p>1.8</text:p>
          </table:table-cell>
          <table:table-cell table:style-name="ce15" office:value-type="float" office:value="4.80533">
            <text:p>4.80533</text:p>
          </table:table-cell>
          <table:table-cell table:style-name="ce15" office:value-type="float" office:value="4.97093">
            <text:p>4.97093</text:p>
          </table:table-cell>
          <table:table-cell table:style-name="ce15" table:formula="of:=ABS([.I49]-[.H49])" office:value-type="float" office:value="0.1656">
            <text:p>0.1656</text:p>
          </table:table-cell>
          <table:table-cell table:number-columns-repeated="9"/>
        </table:table-row>
        <table:table-row table:style-name="ro1">
          <table:table-cell/>
          <table:table-cell table:style-name="ce15" office:value-type="float" office:value="5.5">
            <text:p>5.5</text:p>
          </table:table-cell>
          <table:table-cell table:style-name="ce15" office:value-type="float" office:value="204.73399">
            <text:p>204.73399</text:p>
          </table:table-cell>
          <table:table-cell table:style-name="ce15" office:value-type="float" office:value="222.21678">
            <text:p>222.21678</text:p>
          </table:table-cell>
          <table:table-cell table:style-name="ce15" table:formula="of:=ABS([.D50]-[.C50])" office:value-type="float" office:value="17.48279">
            <text:p>17.48279</text:p>
          </table:table-cell>
          <table:table-cell table:style-name="ce15"/>
          <table:table-cell table:style-name="ce15" office:value-type="float" office:value="5.5">
            <text:p>5.5</text:p>
          </table:table-cell>
          <table:table-cell table:style-name="ce15" office:value-type="float" office:value="3.00535">
            <text:p>3.00535</text:p>
          </table:table-cell>
          <table:table-cell table:style-name="ce15" office:value-type="float" office:value="3.31108">
            <text:p>3.31108</text:p>
          </table:table-cell>
          <table:table-cell table:style-name="ce15" table:formula="of:=ABS([.I50]-[.H50])" office:value-type="float" office:value="0.30573">
            <text:p>0.30573</text:p>
          </table:table-cell>
          <table:table-cell table:number-columns-repeated="9"/>
        </table:table-row>
        <table:table-row table:style-name="ro1">
          <table:table-cell/>
          <table:table-cell table:style-name="ce15" office:value-type="float" office:value="16.5">
            <text:p>16.5</text:p>
          </table:table-cell>
          <table:table-cell table:style-name="ce15" office:value-type="float" office:value="251.93349">
            <text:p>251.93349</text:p>
          </table:table-cell>
          <table:table-cell table:style-name="ce15" office:value-type="float" office:value="237.83627">
            <text:p>237.83627</text:p>
          </table:table-cell>
          <table:table-cell table:style-name="ce15" table:formula="of:=ABS([.D51]-[.C51])" office:value-type="float" office:value="14.09722">
            <text:p>14.09722</text:p>
          </table:table-cell>
          <table:table-cell table:style-name="ce15"/>
          <table:table-cell table:style-name="ce15" office:value-type="float" office:value="16.5">
            <text:p>16.5</text:p>
          </table:table-cell>
          <table:table-cell table:style-name="ce15" office:value-type="float" office:value="3.00158">
            <text:p>3.00158</text:p>
          </table:table-cell>
          <table:table-cell table:style-name="ce15" office:value-type="float" office:value="3.21825">
            <text:p>3.21825</text:p>
          </table:table-cell>
          <table:table-cell table:style-name="ce15" table:formula="of:=ABS([.I51]-[.H51])" office:value-type="float" office:value="0.21667">
            <text:p>0.21667</text:p>
          </table:table-cell>
          <table:table-cell table:number-columns-repeated="9"/>
        </table:table-row>
        <table:table-row table:style-name="ro1">
          <table:table-cell>
            <draw:frame table:end-cell-address="'Mueller-Klieser1986'.F72" table:end-x="0.3146in" table:end-y="0.1098in" draw:z-index="2" draw:name="Chart 3" draw:style-name="gr1" svg:width="4.1276in" svg:height="3.5047in" svg:x="0.6319in" svg:y="0.1335in">
              <draw:object draw:notify-on-update-of-ranges="'Mueller-Klieser1986'.B39:'Mueller-Klieser1986'.B39 'Mueller-Klieser1986'.C41:'Mueller-Klieser1986'.C44 'Mueller-Klieser1986'.B41:'Mueller-Klieser1986'.B44 'Mueller-Klieser1986'.E48:'Mueller-Klieser1986'.E51 'Mueller-Klieser1986'.E48:'Mueller-Klieser1986'.E51 'Mueller-Klieser1986'.B46:'Mueller-Klieser1986'.B46 'Mueller-Klieser1986'.C48:'Mueller-Klieser1986'.C51 'Mueller-Klieser1986'.B48:'Mueller-Klieser1986'.B51 'Mueller-Klieser1986'.E48:'Mueller-Klieser1986'.E51 'Mueller-Klieser1986'.E48:'Mueller-Klieser1986'.E5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  <table:table-cell>
            <draw:frame table:end-cell-address="'Mueller-Klieser1986'.K72" table:end-x="0.5252in" table:end-y="0.1354in" draw:z-index="3" draw:name="Chart 4" draw:style-name="gr1" svg:width="4.2669in" svg:height="3.5858in" svg:x="0.7035in" svg:y="0.078in">
              <draw:object draw:notify-on-update-of-ranges="'Mueller-Klieser1986'.G39:'Mueller-Klieser1986'.G39 'Mueller-Klieser1986'.H41:'Mueller-Klieser1986'.H44 'Mueller-Klieser1986'.G41:'Mueller-Klieser1986'.G44 'Mueller-Klieser1986'.J41:'Mueller-Klieser1986'.J44 'Mueller-Klieser1986'.J41:'Mueller-Klieser1986'.J44 'Mueller-Klieser1986'.G46:'Mueller-Klieser1986'.G46 'Mueller-Klieser1986'.H48:'Mueller-Klieser1986'.H51 'Mueller-Klieser1986'.G48:'Mueller-Klieser1986'.G51 'Mueller-Klieser1986'.J48:'Mueller-Klieser1986'.J51 'Mueller-Klieser1986'.J48:'Mueller-Klieser1986'.J5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 table:number-rows-repeated="4">
          <table:table-cell table:style-name="ce15"/>
          <table:table-cell table:number-columns-repeated="18"/>
        </table:table-row>
        <table:table-row table:style-name="ro1" table:number-rows-repeated="1048518">
          <table:table-cell table:number-columns-repeated="19"/>
        </table:table-row>
        <table:table-row table:style-name="ro1"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9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7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11/02/2012</text:date>, <text:time>12:0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lmlinger1997" style:display-name="PageStyle_Helmlinger1997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ueller-Klieser1984" style:display-name="PageStyle_Mueller-Klieser1984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ueller-Klieser1986" style:display-name="PageStyle_Mueller-Klieser1986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as König</meta:initial-creator>
    <meta:creation-date>2012-02-13T10:37:14</meta:creation-date>
    <dc:creator>Matthias König</dc:creator>
    <dc:date>2012-11-02T12:04:36</dc:date>
    <meta:print-date>2012-11-02T10:28:31</meta:print-date>
    <meta:editing-cycles>61</meta:editing-cycles>
    <meta:editing-duration>PT163H54M23S</meta:editing-duration>
    <meta:generator>OpenOffice.org/3.2$Unix OpenOffice.org_project/320m12$Build-9483</meta:generator>
    <meta:document-statistic meta:table-count="3" meta:cell-count="36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color="#3a3935"/>
    </style:style>
    <style:style style:name="ch2" style:family="chart">
      <style:chart-properties chart:auto-position="true"/>
      <style:text-properties fo:color="#323232" fo:font-size="13pt" style:font-size-asian="13pt" style:font-family-complex="Arial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error-upper-indicator="true" chart:error-lower-indicator="true" chart:error-category="cell-range" chart:error-upper-range="Helmlinger1997.E5:Helmlinger1997.E23" chart:error-lower-range="Helmlinger1997.E5:Helmlinger1997.E23"/>
    </style:style>
    <style:style style:name="ch4" style:family="chart" style:data-style-name="N2">
      <style:chart-properties chart:display-label="true" chart:logarithmic="false" chart:maximum="420" chart:reverse-direction="false" text:line-break="false" chart:axis-position="0" chart:tick-mark-position="at-axis"/>
      <style:graphic-properties svg:stroke-color="#b3b3b3"/>
      <style:text-properties fo:color="#323232" fo:font-size="8pt" style:font-size-asian="8pt" style:font-family-complex="Arial" style:font-size-complex="8pt"/>
    </style:style>
    <style:style style:name="ch5" style:family="chart">
      <style:chart-properties chart:auto-position="true" style:rotation-angle="0"/>
      <style:text-properties fo:color="#323232" fo:font-size="9pt" style:font-size-asian="9pt" style:font-family-complex="Arial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323232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323232" fo:font-size="9pt" style:font-size-asian="9pt" style:font-family-complex="Arial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error-upper-indicator="true" chart:error-lower-indicator="true" chart:error-category="cell-range" chart:error-upper-range="Helmlinger1997.E5:Helmlinger1997.E23" chart:error-lower-range="Helmlinger1997.E5:Helmlinger1997.E23"/>
      <style:graphic-properties draw:stroke="none" svg:stroke-width="0.105cm" svg:stroke-color="#004586" draw:fill-color="#004586"/>
      <style:text-properties fo:font-size="6pt" style:font-size-asian="6pt" style:font-size-complex="6pt"/>
    </style:style>
    <style:style style:name="ch9" style:family="chart">
      <style:chart-properties chart:error-category="cell-range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0.976cm" svg:height="9.296cm" xlink:href=".." chart:class="chart:scatter" chart:style-name="ch1">
        <chart:title svg:x="3.424cm" svg:y="0.186cm" chart:style-name="ch2">
          <text:p>Mean Interstitial pO2</text:p>
        </chart:title>
        <chart:plot-area chart:style-name="ch3" table:cell-range-address="Helmlinger1997.B4:Helmlinger1997.C23" chart:data-source-has-labels="row" svg:x="0.237cm" svg:y="0.874cm" svg:width="10.52cm" svg:height="8.253cm">
          <chart:axis chart:dimension="x" chart:name="primary-x" chart:style-name="ch4">
            <chart:title svg:x="4.804cm" svg:y="8.74cm" chart:style-name="ch5">
              <text:p>Distance [µm]</text:p>
            </chart:title>
          </chart:axis>
          <chart:axis chart:dimension="y" chart:name="primary-y" chart:style-name="ch6">
            <chart:title svg:x="0.22cm" svg:y="5.614cm" chart:style-name="ch7">
              <text:p>pO2 [mmHg]</text:p>
            </chart:title>
          </chart:axis>
          <chart:series chart:style-name="ch8" chart:values-cell-range-address="Helmlinger1997.C5:Helmlinger1997.C23" chart:label-cell-address="Helmlinger1997.C4:Helmlinger1997.C4" chart:class="chart:scatter">
            <chart:domain table:cell-range-address="Helmlinger1997.B5:Helmlinger1997.B23"/>
            <chart:error-indicator chart:style-name="ch9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Helmlinger1997.C4:Helmlinger1997.C4">pO2 [mmHg]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4225">
                <text:p text:id="Helmlinger1997.B5:Helmlinger1997.B23">1.64225</text:p>
              </table:table-cell>
              <table:table-cell office:value-type="float" office:value="13.42382">
                <text:p text:id="Helmlinger1997.C5:Helmlinger1997.C23">13.42382</text:p>
              </table:table-cell>
              <table:table-cell office:value-type="float" office:value="1.75724">
                <text:p text:id="Helmlinger1997.E5:Helmlinger1997.E23">1.75724</text:p>
              </table:table-cell>
              <table:table-cell office:value-type="float" office:value="1.75724">
                <text:p text:id="Helmlinger1997.E5:Helmlinger1997.E23">1.757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1629">
                <text:p>12.51629</text:p>
              </table:table-cell>
              <table:table-cell office:value-type="float" office:value="11.80987">
                <text:p>11.80987</text:p>
              </table:table-cell>
              <table:table-cell office:value-type="float" office:value="1.75724">
                <text:p>1.75724</text:p>
              </table:table-cell>
              <table:table-cell office:value-type="float" office:value="1.75724">
                <text:p>1.75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99465">
                <text:p>20.99465</text:p>
              </table:table-cell>
              <table:table-cell office:value-type="float" office:value="11.20432">
                <text:p>11.20432</text:p>
              </table:table-cell>
              <table:table-cell office:value-type="float" office:value="1.98761">
                <text:p>1.98761</text:p>
              </table:table-cell>
              <table:table-cell office:value-type="float" office:value="1.98761">
                <text:p>1.98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48028">
                <text:p>32.48028</text:p>
              </table:table-cell>
              <table:table-cell office:value-type="float" office:value="9.73435">
                <text:p>9.73435</text:p>
              </table:table-cell>
              <table:table-cell office:value-type="float" office:value="1.67083">
                <text:p>1.67083</text:p>
              </table:table-cell>
              <table:table-cell office:value-type="float" office:value="1.67083">
                <text:p>1.67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6087">
                <text:p>40.36087</text:p>
              </table:table-cell>
              <table:table-cell office:value-type="float" office:value="9.41691">
                <text:p>9.41691</text:p>
              </table:table-cell>
              <table:table-cell office:value-type="float" office:value="1.46914">
                <text:p>1.46914</text:p>
              </table:table-cell>
              <table:table-cell office:value-type="float" office:value="1.46914">
                <text:p>1.46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25794">
                <text:p>51.25794</text:p>
              </table:table-cell>
              <table:table-cell office:value-type="float" office:value="8.52312">
                <text:p>8.52312</text:p>
              </table:table-cell>
              <table:table-cell office:value-type="float" office:value="1.72831">
                <text:p>1.72831</text:p>
              </table:table-cell>
              <table:table-cell office:value-type="float" office:value="1.72831">
                <text:p>1.72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89315">
                <text:p>60.89315</text:p>
              </table:table-cell>
              <table:table-cell office:value-type="float" office:value="6.13147">
                <text:p>6.13147</text:p>
              </table:table-cell>
              <table:table-cell office:value-type="float" office:value="1.72831">
                <text:p>1.72831</text:p>
              </table:table-cell>
              <table:table-cell office:value-type="float" office:value="1.72831">
                <text:p>1.72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21272">
                <text:p>71.21272</text:p>
              </table:table-cell>
              <table:table-cell office:value-type="float" office:value="6.15954">
                <text:p>6.15954</text:p>
              </table:table-cell>
              <table:table-cell office:value-type="float" office:value="1.9877">
                <text:p>1.9877</text:p>
              </table:table-cell>
              <table:table-cell office:value-type="float" office:value="1.9877">
                <text:p>1.9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.34666">
                <text:p>86.34666</text:p>
              </table:table-cell>
              <table:table-cell office:value-type="float" office:value="4.89096">
                <text:p>4.89096</text:p>
              </table:table-cell>
              <table:table-cell office:value-type="float" office:value="2.56383">
                <text:p>2.56383</text:p>
              </table:table-cell>
              <table:table-cell office:value-type="float" office:value="2.56383">
                <text:p>2.56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.60451">
                <text:p>96.60451</text:p>
              </table:table-cell>
              <table:table-cell office:value-type="float" office:value="2.98898">
                <text:p>2.98898</text:p>
              </table:table-cell>
              <table:table-cell office:value-type="float" office:value="1.09482">
                <text:p>1.09482</text:p>
              </table:table-cell>
              <table:table-cell office:value-type="float" office:value="1.09482">
                <text:p>1.094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.0131">
                <text:p>116.0131</text:p>
              </table:table-cell>
              <table:table-cell office:value-type="float" office:value="2.52667">
                <text:p>2.52667</text:p>
              </table:table-cell>
              <table:table-cell office:value-type="float" office:value="0.95053">
                <text:p>0.95053</text:p>
              </table:table-cell>
              <table:table-cell office:value-type="float" office:value="0.95053">
                <text:p>0.95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.54836">
                <text:p>130.54836</text:p>
              </table:table-cell>
              <table:table-cell office:value-type="float" office:value="1.51739">
                <text:p>1.51739</text:p>
              </table:table-cell>
              <table:table-cell office:value-type="float" office:value="0.95058">
                <text:p>0.95058</text:p>
              </table:table-cell>
              <table:table-cell office:value-type="float" office:value="0.95058">
                <text:p>0.95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.54918">
                <text:p>150.54918</text:p>
              </table:table-cell>
              <table:table-cell office:value-type="float" office:value="0.59414">
                <text:p>0.59414</text:p>
              </table:table-cell>
              <table:table-cell office:value-type="float" office:value="0.17288">
                <text:p>0.17288</text:p>
              </table:table-cell>
              <table:table-cell office:value-type="float" office:value="0.17288">
                <text:p>0.17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.59966">
                <text:p>190.59966</text:p>
              </table:table-cell>
              <table:table-cell office:value-type="float" office:value="0.27438">
                <text:p>0.27438</text:p>
              </table:table-cell>
              <table:table-cell office:value-type="float" office:value="0.17289">
                <text:p>0.17289</text:p>
              </table:table-cell>
              <table:table-cell office:value-type="float" office:value="0.17289">
                <text:p>0.172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9.44722">
                <text:p>229.44722</text:p>
              </table:table-cell>
              <table:table-cell office:value-type="float" office:value="0.30039">
                <text:p>0.30039</text:p>
              </table:table-cell>
              <table:table-cell office:value-type="float" office:value="0.14408">
                <text:p>0.14408</text:p>
              </table:table-cell>
              <table:table-cell office:value-type="float" office:value="0.14408">
                <text:p>0.144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9.50137">
                <text:p>269.50137</text:p>
              </table:table-cell>
              <table:table-cell office:value-type="float" office:value="0.09586">
                <text:p>0.09586</text:p>
              </table:table-cell>
              <table:table-cell office:value-type="float" office:value="0.14408">
                <text:p>0.14408</text:p>
              </table:table-cell>
              <table:table-cell office:value-type="float" office:value="0.14408">
                <text:p>0.14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.16898">
                <text:p>310.16898</text:p>
              </table:table-cell>
              <table:table-cell office:value-type="float" office:value="0.09293">
                <text:p>0.09293</text:p>
              </table:table-cell>
              <table:table-cell office:value-type="float" office:value="0.11527">
                <text:p>0.11527</text:p>
              </table:table-cell>
              <table:table-cell office:value-type="float" office:value="0.11527">
                <text:p>0.115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0.22772">
                <text:p>350.22772</text:p>
              </table:table-cell>
              <table:table-cell office:value-type="float" office:value="0.03243">
                <text:p>0.03243</text:p>
              </table:table-cell>
              <table:table-cell office:value-type="float" office:value="0.08642">
                <text:p>0.08642</text:p>
              </table:table-cell>
              <table:table-cell office:value-type="float" office:value="0.08642">
                <text:p>0.08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9.68137">
                <text:p>389.68137</text:p>
              </table:table-cell>
              <table:table-cell office:value-type="float" office:value="0.02959">
                <text:p>0.02959</text:p>
              </table:table-cell>
              <table:table-cell office:value-type="float" office:value="0.11523">
                <text:p>0.11523</text:p>
              </table:table-cell>
              <table:table-cell office:value-type="float" office:value="0.11523">
                <text:p>0.1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color="#3a3935"/>
    </style:style>
    <style:style style:name="ch2" style:family="chart">
      <style:chart-properties chart:auto-position="true"/>
      <style:text-properties fo:color="#3a3935" fo:font-size="13pt" style:font-size-asian="13pt" style:font-family-complex="Arial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/>
    </style:style>
    <style:style style:name="ch4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5" style:family="chart">
      <style:chart-properties chart:auto-position="true" style:rotation-angle="0"/>
      <style:text-properties fo:color="#3a3935" fo:font-size="9pt" style:font-size-asian="9pt" style:font-family-complex="Arial" style:font-size-complex="9pt"/>
    </style:style>
    <style:style style:name="ch6" style:family="chart">
      <style:chart-properties chart:auto-position="true" style:rotation-angle="90"/>
      <style:text-properties fo:color="#3a3935" fo:font-size="9pt" style:font-size-asian="9pt" style:font-family-complex="Arial" style:font-size-complex="9pt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0.341cm" svg:height="9.842cm" xlink:href=".." chart:class="chart:scatter" chart:style-name="ch1">
        <chart:title svg:x="1.717cm" svg:y="0.197cm" chart:style-name="ch2">
          <text:p>Spheroid without necrosis (426µm)</text:p>
        </chart:title>
        <chart:plot-area chart:style-name="ch3" table:cell-range-address="'Mueller-Klieser1984'.C5:'Mueller-Klieser1984'.D19 'Mueller-Klieser1984'.B3:'Mueller-Klieser1984'.B3" chart:data-source-has-labels="row" svg:x="0.211cm" svg:y="0.896cm" svg:width="9.924cm" svg:height="8.755cm">
          <chart:axis chart:dimension="x" chart:name="primary-x" chart:style-name="ch4">
            <chart:title svg:x="3.607cm" svg:y="9.275cm" chart:style-name="ch5">
              <text:p>Distance from supply [µm]</text:p>
            </chart:title>
          </chart:axis>
          <chart:axis chart:dimension="y" chart:name="primary-y" chart:style-name="ch4">
            <chart:title svg:x="0.207cm" svg:y="5.874cm" chart:style-name="ch6">
              <text:p>Po2 [mmHg]</text:p>
            </chart:title>
          </chart:axis>
          <chart:series chart:style-name="ch7" chart:values-cell-range-address="'Mueller-Klieser1984'.C5:'Mueller-Klieser1984'.C19" chart:label-cell-address="'Mueller-Klieser1984'.B3:'Mueller-Klieser1984'.B3" chart:class="chart:scatter">
            <chart:domain table:cell-range-address="'Mueller-Klieser1984'.D5:'Mueller-Klieser1984'.D19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'Mueller-Klieser1984'.B3:'Mueller-Klieser1984'.B3">Spheroid without necrosis (diameter 426µ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23779">
                <text:p text:id="'Mueller-Klieser1984'.D5:'Mueller-Klieser1984'.D19">40.23779</text:p>
              </table:table-cell>
              <table:table-cell office:value-type="float" office:value="144.71257">
                <text:p text:id="'Mueller-Klieser1984'.C5:'Mueller-Klieser1984'.C19">144.712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.08163">
                <text:p>87.08163</text:p>
              </table:table-cell>
              <table:table-cell office:value-type="float" office:value="144.41461">
                <text:p>144.41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.96078">
                <text:p>137.96078</text:p>
              </table:table-cell>
              <table:table-cell office:value-type="float" office:value="141.4008">
                <text:p>141.4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.73486">
                <text:p>161.73486</text:p>
              </table:table-cell>
              <table:table-cell office:value-type="float" office:value="134.0542">
                <text:p>134.0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.30766">
                <text:p>187.30766</text:p>
              </table:table-cell>
              <table:table-cell office:value-type="float" office:value="129.82388">
                <text:p>129.82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.18504">
                <text:p>213.18504</text:p>
              </table:table-cell>
              <table:table-cell office:value-type="float" office:value="119.36858">
                <text:p>119.36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9.04338">
                <text:p>239.04338</text:p>
              </table:table-cell>
              <table:table-cell office:value-type="float" office:value="109.30235">
                <text:p>109.30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.93164">
                <text:p>262.93164</text:p>
              </table:table-cell>
              <table:table-cell office:value-type="float" office:value="99.62138">
                <text:p>99.62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.92322">
                <text:p>288.92322</text:p>
              </table:table-cell>
              <table:table-cell office:value-type="float" office:value="86.83172">
                <text:p>86.83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2.83052">
                <text:p>312.83052</text:p>
              </table:table-cell>
              <table:table-cell office:value-type="float" office:value="76.76169">
                <text:p>76.76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6.02237">
                <text:p>366.02237</text:p>
              </table:table-cell>
              <table:table-cell office:value-type="float" office:value="66.35953">
                <text:p>66.35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5.1218">
                <text:p>415.1218</text:p>
              </table:table-cell>
              <table:table-cell office:value-type="float" office:value="59.84039">
                <text:p>59.840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4.896">
                <text:p>424.896</text:p>
              </table:table-cell>
              <table:table-cell office:value-type="float" office:value="59.47031">
                <text:p>59.47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1.85144">
                <text:p>461.85144</text:p>
              </table:table-cell>
              <table:table-cell office:value-type="float" office:value="61.87679">
                <text:p>61.87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.56756">
                <text:p>500.56756</text:p>
              </table:table-cell>
              <table:table-cell office:value-type="float" office:value="68.17768">
                <text:p>68.177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color="#3a3935"/>
    </style:style>
    <style:style style:name="ch2" style:family="chart">
      <style:chart-properties chart:auto-position="true"/>
      <style:text-properties fo:color="#3a3935" fo:font-size="13pt" style:font-size-asian="13pt" style:font-family-complex="Arial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/>
    </style:style>
    <style:style style:name="ch4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5" style:family="chart">
      <style:chart-properties chart:auto-position="true" style:rotation-angle="0"/>
      <style:text-properties fo:color="#3a3935" fo:font-size="9pt" style:font-size-asian="9pt" style:font-family-complex="Arial" style:font-size-complex="9pt"/>
    </style:style>
    <style:style style:name="ch6" style:family="chart">
      <style:chart-properties chart:auto-position="true" style:rotation-angle="90"/>
      <style:text-properties fo:color="#3a3935" fo:font-size="9pt" style:font-size-asian="9pt" style:font-family-complex="Arial" style:font-size-complex="9pt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0.344cm" svg:height="9.87cm" xlink:href=".." chart:class="chart:scatter" chart:style-name="ch1">
        <chart:title svg:x="1.719cm" svg:y="0.198cm" chart:style-name="ch2">
          <text:p>Spheroid without necrosis (818µm)</text:p>
        </chart:title>
        <chart:plot-area chart:style-name="ch3" table:cell-range-address="'Mueller-Klieser1984'.K5:'Mueller-Klieser1984'.K23 'Mueller-Klieser1984'.I3:'Mueller-Klieser1984'.I3 'Mueller-Klieser1984'.J5:'Mueller-Klieser1984'.J22" chart:data-source-has-labels="row" svg:x="0.211cm" svg:y="0.898cm" svg:width="9.927cm" svg:height="8.779cm">
          <chart:axis chart:dimension="x" chart:name="primary-x" chart:style-name="ch4">
            <chart:title svg:x="3.608cm" svg:y="9.302cm" chart:style-name="ch5">
              <text:p>Distance from supply [µm]</text:p>
            </chart:title>
          </chart:axis>
          <chart:axis chart:dimension="y" chart:name="primary-y" chart:style-name="ch4">
            <chart:title svg:x="0.207cm" svg:y="5.888cm" chart:style-name="ch6">
              <text:p>Po2 [mmHg]</text:p>
            </chart:title>
          </chart:axis>
          <chart:series chart:style-name="ch7" chart:values-cell-range-address="'Mueller-Klieser1984'.J5:'Mueller-Klieser1984'.J22" chart:label-cell-address="'Mueller-Klieser1984'.I3:'Mueller-Klieser1984'.I3" chart:class="chart:scatter">
            <chart:domain table:cell-range-address="'Mueller-Klieser1984'.K5:'Mueller-Klieser1984'.K23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 text:id="'Mueller-Klieser1984'.I3:'Mueller-Klieser1984'.I3">Spheroid with necrosis (diameter 818µ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98981">
                <text:p text:id="'Mueller-Klieser1984'.K5:'Mueller-Klieser1984'.K23">300.98981</text:p>
              </table:table-cell>
              <table:table-cell office:value-type="float" office:value="140.4413">
                <text:p text:id="'Mueller-Klieser1984'.J5:'Mueller-Klieser1984'.J22">140.44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3.50195">
                <text:p>353.50195</text:p>
              </table:table-cell>
              <table:table-cell office:value-type="float" office:value="137.89326">
                <text:p>137.893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4.66699">
                <text:p>374.66699</text:p>
              </table:table-cell>
              <table:table-cell office:value-type="float" office:value="133.17769">
                <text:p>133.17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3.14349">
                <text:p>393.14349</text:p>
              </table:table-cell>
              <table:table-cell office:value-type="float" office:value="130.04166">
                <text:p>130.04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6.4946">
                <text:p>406.4946</text:p>
              </table:table-cell>
              <table:table-cell office:value-type="float" office:value="124.25613">
                <text:p>124.25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.27161">
                <text:p>417.27161</text:p>
              </table:table-cell>
              <table:table-cell office:value-type="float" office:value="117.40989">
                <text:p>117.40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5.40585">
                <text:p>425.40585</text:p>
              </table:table-cell>
              <table:table-cell office:value-type="float" office:value="111.08709">
                <text:p>111.08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6.20575">
                <text:p>436.20575</text:p>
              </table:table-cell>
              <table:table-cell office:value-type="float" office:value="103.7128">
                <text:p>103.7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5.30002">
                <text:p>455.30002</text:p>
              </table:table-cell>
              <table:table-cell office:value-type="float" office:value="86.31934">
                <text:p>86.319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2.36838">
                <text:p>482.36838</text:p>
              </table:table-cell>
              <table:table-cell office:value-type="float" office:value="66.29945">
                <text:p>66.29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6.7482">
                <text:p>506.7482</text:p>
              </table:table-cell>
              <table:table-cell office:value-type="float" office:value="47.85911">
                <text:p>47.85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3.61063">
                <text:p>533.61063</text:p>
              </table:table-cell>
              <table:table-cell office:value-type="float" office:value="32.5917">
                <text:p>32.59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7.76166">
                <text:p>557.76166</text:p>
              </table:table-cell>
              <table:table-cell office:value-type="float" office:value="19.43188">
                <text:p>19.43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8.99533">
                <text:p>578.99533</text:p>
              </table:table-cell>
              <table:table-cell office:value-type="float" office:value="13.13214">
                <text:p>13.13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0.70856">
                <text:p>610.70856</text:p>
              </table:table-cell>
              <table:table-cell office:value-type="float" office:value="6.85085">
                <text:p>6.85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0.57794">
                <text:p>660.57794</text:p>
              </table:table-cell>
              <table:table-cell office:value-type="float" office:value="4.82626">
                <text:p>4.82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5.64134">
                <text:p>715.64134</text:p>
              </table:table-cell>
              <table:table-cell office:value-type="float" office:value="3.86701">
                <text:p>3.86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7.79407">
                <text:p>817.79407</text:p>
              </table:table-cell>
              <table:table-cell office:value-type="float" office:value="4.57492">
                <text:p>4.57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color="#3a3935"/>
    </style:style>
    <style:style style:name="ch2" style:family="chart">
      <style:chart-properties chart:auto-position="true"/>
      <style:text-properties fo:color="#3a3935" fo:font-size="13pt" style:font-size-asian="13pt" style:font-family-complex="Arial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/>
    </style:style>
    <style:style style:name="ch4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5" style:family="chart">
      <style:chart-properties chart:auto-position="true" style:rotation-angle="0"/>
      <style:text-properties fo:color="#3a3935" fo:font-size="9pt" style:font-size-asian="9pt" style:font-family-complex="Arial" style:font-size-complex="9pt"/>
    </style:style>
    <style:style style:name="ch6" style:family="chart">
      <style:chart-properties chart:auto-position="true" style:rotation-angle="90"/>
      <style:text-properties fo:color="#3a3935" fo:font-size="9pt" style:font-size-asian="9pt" style:font-family-complex="Arial" style:font-size-complex="9pt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0.105cm" svg:height="8.227cm" xlink:href=".." chart:class="chart:scatter" chart:style-name="ch1">
        <chart:title svg:x="3.094cm" svg:y="0.165cm" chart:style-name="ch2">
          <text:p>EMT6/Ro spheroids</text:p>
        </chart:title>
        <chart:plot-area chart:style-name="ch3" table:cell-range-address="'Mueller-Klieser1986'.C5:'Mueller-Klieser1986'.D17 'Mueller-Klieser1986'.B3:'Mueller-Klieser1986'.B3" chart:data-source-has-labels="row" svg:x="0.203cm" svg:y="0.832cm" svg:width="9.7cm" svg:height="7.268cm">
          <chart:axis chart:dimension="x" chart:name="primary-x" chart:style-name="ch4">
            <chart:title svg:x="3.407cm" svg:y="7.692cm" chart:style-name="ch5">
              <text:p>Distance blood vessel [µm]</text:p>
            </chart:title>
          </chart:axis>
          <chart:axis chart:dimension="y" chart:name="primary-y" chart:style-name="ch4">
            <chart:title svg:x="0.203cm" svg:y="5.067cm" chart:style-name="ch6">
              <text:p>Po2 [mmHg]</text:p>
            </chart:title>
          </chart:axis>
          <chart:series chart:style-name="ch7" chart:values-cell-range-address="'Mueller-Klieser1986'.C5:'Mueller-Klieser1986'.C17" chart:label-cell-address="'Mueller-Klieser1986'.B3:'Mueller-Klieser1986'.B3" chart:class="chart:scatter">
            <chart:domain table:cell-range-address="'Mueller-Klieser1986'.D5:'Mueller-Klieser1986'.D1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'Mueller-Klieser1986'.B3:'Mueller-Klieser1986'.B3">Spheroid (diameter 597µ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6.04504">
                <text:p text:id="'Mueller-Klieser1986'.D5:'Mueller-Klieser1986'.D17">-106.04504</text:p>
              </table:table-cell>
              <table:table-cell office:value-type="float" office:value="144.93265">
                <text:p text:id="'Mueller-Klieser1986'.C5:'Mueller-Klieser1986'.C17">144.932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5.77185">
                <text:p>-55.77185</text:p>
              </table:table-cell>
              <table:table-cell office:value-type="float" office:value="137.74457">
                <text:p>137.74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1.13214">
                <text:p>-21.13214</text:p>
              </table:table-cell>
              <table:table-cell office:value-type="float" office:value="126.74312">
                <text:p>126.74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114.07636">
                <text:p>114.07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58453">
                <text:p>21.58453</text:p>
              </table:table-cell>
              <table:table-cell office:value-type="float" office:value="89.46957">
                <text:p>89.46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23828">
                <text:p>51.23828</text:p>
              </table:table-cell>
              <table:table-cell office:value-type="float" office:value="62.70956">
                <text:p>62.70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.79565">
                <text:p>73.79565</text:p>
              </table:table-cell>
              <table:table-cell office:value-type="float" office:value="44.07221">
                <text:p>44.07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.19229">
                <text:p>101.19229</text:p>
              </table:table-cell>
              <table:table-cell office:value-type="float" office:value="29.01459">
                <text:p>29.01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.13992">
                <text:p>150.13992</text:p>
              </table:table-cell>
              <table:table-cell office:value-type="float" office:value="11.31985">
                <text:p>11.31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.00534">
                <text:p>210.00534</text:p>
              </table:table-cell>
              <table:table-cell office:value-type="float" office:value="4.12719">
                <text:p>4.127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.53195">
                <text:p>297.53195</text:p>
              </table:table-cell>
              <table:table-cell office:value-type="float" office:value="3.84658">
                <text:p>3.84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7.05176">
                <text:p>397.05176</text:p>
              </table:table-cell>
              <table:table-cell office:value-type="float" office:value="3.79905">
                <text:p>3.799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7">
                <text:p>597</text:p>
              </table:table-cell>
              <table:table-cell office:value-type="float" office:value="4.00178">
                <text:p>4.001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color="#3a3935"/>
    </style:style>
    <style:style style:name="ch2" style:family="chart">
      <style:chart-properties chart:auto-position="true"/>
      <style:text-properties fo:color="#3a3935" fo:font-size="13pt" style:font-size-asian="13pt" style:font-family-complex="Arial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/>
    </style:style>
    <style:style style:name="ch4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5" style:family="chart">
      <style:chart-properties chart:auto-position="true" style:rotation-angle="0"/>
      <style:text-properties fo:color="#3a3935" fo:font-size="9pt" style:font-size-asian="9pt" style:font-family-complex="Arial" style:font-size-complex="9pt"/>
    </style:style>
    <style:style style:name="ch6" style:family="chart">
      <style:chart-properties chart:auto-position="true" style:rotation-angle="90"/>
      <style:text-properties fo:color="#3a3935" fo:font-size="9pt" style:font-size-asian="9pt" style:font-family-complex="Arial" style:font-size-complex="9pt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0.831cm" svg:height="8.641cm" xlink:href=".." chart:class="chart:scatter" chart:style-name="ch1">
        <chart:title svg:x="3.457cm" svg:y="0.173cm" chart:style-name="ch2">
          <text:p>EMT6/Ro spheroids</text:p>
        </chart:title>
        <chart:plot-area chart:style-name="ch3" table:cell-range-address="'Mueller-Klieser1986'.H5:'Mueller-Klieser1986'.I17 'Mueller-Klieser1986'.G3:'Mueller-Klieser1986'.G3" chart:data-source-has-labels="row" svg:x="0.231cm" svg:y="0.848cm" svg:width="10.384cm" svg:height="7.65cm">
          <chart:axis chart:dimension="x" chart:name="primary-x" chart:style-name="ch4">
            <chart:title svg:x="3.777cm" svg:y="8.098cm" chart:style-name="ch5">
              <text:p>Distance blood vessel [µm]</text:p>
            </chart:title>
          </chart:axis>
          <chart:axis chart:dimension="y" chart:name="primary-y" chart:style-name="ch4">
            <chart:title svg:x="0.217cm" svg:y="5.274cm" chart:style-name="ch6">
              <text:p>Po2 [mmHg]</text:p>
            </chart:title>
          </chart:axis>
          <chart:series chart:style-name="ch7" chart:values-cell-range-address="'Mueller-Klieser1986'.H5:'Mueller-Klieser1986'.H17" chart:label-cell-address="'Mueller-Klieser1986'.G3:'Mueller-Klieser1986'.G3" chart:class="chart:scatter">
            <chart:domain table:cell-range-address="'Mueller-Klieser1986'.I5:'Mueller-Klieser1986'.I1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 text:id="'Mueller-Klieser1986'.G3:'Mueller-Klieser1986'.G3">Spheroid (diameter 276µ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.92218">
                <text:p text:id="'Mueller-Klieser1986'.I5:'Mueller-Klieser1986'.I17">-100.92218</text:p>
              </table:table-cell>
              <table:table-cell office:value-type="float" office:value="44.00235">
                <text:p text:id="'Mueller-Klieser1986'.H5:'Mueller-Klieser1986'.H17">44.002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7.80298">
                <text:p>-57.80298</text:p>
              </table:table-cell>
              <table:table-cell office:value-type="float" office:value="40.16092">
                <text:p>40.16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.05298">
                <text:p>-35.05298</text:p>
              </table:table-cell>
              <table:table-cell office:value-type="float" office:value="37.52323">
                <text:p>37.52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.7048">
                <text:p>-20.7048</text:p>
              </table:table-cell>
              <table:table-cell office:value-type="float" office:value="34.17315">
                <text:p>34.17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75473">
                <text:p>-8.75473</text:p>
              </table:table-cell>
              <table:table-cell office:value-type="float" office:value="30.82421">
                <text:p>30.82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">
                <text:p>-0</text:p>
              </table:table-cell>
              <table:table-cell office:value-type="float" office:value="29.14859">
                <text:p>29.14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17615000000001">
                <text:p>9.17615000000001</text:p>
              </table:table-cell>
              <table:table-cell office:value-type="float" office:value="26.2784">
                <text:p>26.2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6298">
                <text:p>17.46298</text:p>
              </table:table-cell>
              <table:table-cell office:value-type="float" office:value="17.43876">
                <text:p>17.43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13824">
                <text:p>40.13824</text:p>
              </table:table-cell>
              <table:table-cell office:value-type="float" office:value="8.59225">
                <text:p>8.59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.83363">
                <text:p>62.83363</text:p>
              </table:table-cell>
              <table:table-cell office:value-type="float" office:value="1.41734">
                <text:p>1.41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.41049">
                <text:p>84.41049</text:p>
              </table:table-cell>
              <table:table-cell office:value-type="float" office:value="0.92943">
                <text:p>0.92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.99115">
                <text:p>111.99115</text:p>
              </table:table-cell>
              <table:table-cell office:value-type="float" office:value="1.15506">
                <text:p>1.15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6">
                <text:p>276</text:p>
              </table:table-cell>
              <table:table-cell office:value-type="float" office:value="0.65914">
                <text:p>0.659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a3935"/>
    </style:style>
    <style:style style:name="ch2" style:family="chart">
      <style:chart-properties chart:auto-position="true"/>
      <style:text-properties fo:color="#3a3935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a3935" draw:fill="none" draw:fill-color="#000000"/>
      <style:text-properties fo:color="#3a3935" fo:font-size="8pt" style:font-size-asian="8pt" style:font-family-complex="Arial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error-upper-indicator="true" chart:error-lower-indicator="true" chart:error-category="cell-range" chart:error-upper-range="'Mueller-Klieser1986'.E48:'Mueller-Klieser1986'.E51" chart:error-lower-range="'Mueller-Klieser1986'.E48:'Mueller-Klieser1986'.E51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6" style:family="chart">
      <style:chart-properties chart:auto-position="true" style:rotation-angle="0"/>
      <style:text-properties fo:color="#3a3935" fo:font-size="9pt" style:font-size-asian="9pt" style:font-family-complex="Arial" style:font-size-complex="9pt"/>
    </style:style>
    <style:style style:name="ch7" style:family="chart">
      <style:chart-properties chart:auto-position="true" style:rotation-angle="90"/>
      <style:text-properties fo:color="#3a3935" fo:font-size="9pt" style:font-size-asian="9pt" style:font-family-complex="Arial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'Mueller-Klieser1986'.E48:'Mueller-Klieser1986'.E51" chart:error-lower-range="'Mueller-Klieser1986'.E48:'Mueller-Klieser1986'.E51"/>
      <style:graphic-properties svg:stroke-width="0.105cm" svg:stroke-color="#004586" draw:fill-color="#004586"/>
      <style:text-properties fo:font-size="6pt" style:font-size-asian="6pt" style:font-size-complex="6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'Mueller-Klieser1986'.E48:'Mueller-Klieser1986'.E51" chart:error-lower-range="'Mueller-Klieser1986'.E48:'Mueller-Klieser1986'.E51"/>
      <style:graphic-properties svg:stroke-width="0.105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0.485cm" svg:height="8.903cm" xlink:href=".." chart:class="chart:scatter" chart:style-name="ch1">
        <chart:title svg:x="3.284cm" svg:y="0.179cm" chart:style-name="ch2">
          <text:p>EMT6/Ro spheroids</text:p>
        </chart:title>
        <chart:legend chart:legend-position="end" svg:x="7.668cm" svg:y="3.664cm" chart:style-name="ch3"/>
        <chart:plot-area chart:style-name="ch4" table:cell-range-address="'Mueller-Klieser1986'.B41:'Mueller-Klieser1986'.C44 'Mueller-Klieser1986'.B39:'Mueller-Klieser1986'.B39 'Mueller-Klieser1986'.B46:'Mueller-Klieser1986'.B46 'Mueller-Klieser1986'.C48:'Mueller-Klieser1986'.C51" chart:data-source-has-labels="row" svg:x="0.217cm" svg:y="0.86cm" svg:width="7.243cm" svg:height="7.71cm">
          <chart:axis chart:dimension="x" chart:name="primary-x" chart:style-name="ch5">
            <chart:title svg:x="2.351cm" svg:y="8.176cm" chart:style-name="ch6">
              <text:p>Glucose in medium [mM]</text:p>
            </chart:title>
          </chart:axis>
          <chart:axis chart:dimension="y" chart:name="primary-y" chart:style-name="ch5">
            <chart:title svg:x="0.21cm" svg:y="6.215cm" chart:style-name="ch7">
              <text:p>Viable rim thickness [µm]</text:p>
            </chart:title>
          </chart:axis>
          <chart:series chart:style-name="ch8" chart:values-cell-range-address="'Mueller-Klieser1986'.C41:'Mueller-Klieser1986'.C44" chart:label-cell-address="'Mueller-Klieser1986'.B39:'Mueller-Klieser1986'.B39" chart:class="chart:scatter">
            <chart:domain table:cell-range-address="'Mueller-Klieser1986'.B41:'Mueller-Klieser1986'.B44"/>
            <chart:error-indicator chart:style-name="ch9"/>
            <chart:data-point chart:repeated="4"/>
          </chart:series>
          <chart:series chart:style-name="ch10" chart:values-cell-range-address="'Mueller-Klieser1986'.C48:'Mueller-Klieser1986'.C51" chart:label-cell-address="'Mueller-Klieser1986'.B46:'Mueller-Klieser1986'.B46" chart:class="chart:scatter">
            <chart:domain table:cell-range-address="'Mueller-Klieser1986'.B48:'Mueller-Klieser1986'.B51"/>
            <chart:error-indicator chart:style-name="ch9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'Mueller-Klieser1986'.B39:'Mueller-Klieser1986'.B39">viable rim [5% O2]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  <table:table-cell office:value-type="string">
                <text:p text:id="'Mueller-Klieser1986'.B46:'Mueller-Klieser1986'.B46">viable rim [20% O2]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 text:id="'Mueller-Klieser1986'.B41:'Mueller-Klieser1986'.B44">0.8</text:p>
              </table:table-cell>
              <table:table-cell office:value-type="float" office:value="66.31377">
                <text:p text:id="'Mueller-Klieser1986'.C41:'Mueller-Klieser1986'.C44">66.31377</text:p>
              </table:table-cell>
              <table:table-cell office:value-type="float" office:value="11.84389">
                <text:p text:id="'Mueller-Klieser1986'.E48:'Mueller-Klieser1986'.E51">11.84389</text:p>
              </table:table-cell>
              <table:table-cell office:value-type="float" office:value="11.84389">
                <text:p text:id="'Mueller-Klieser1986'.E48:'Mueller-Klieser1986'.E51">11.84389</text:p>
              </table:table-cell>
              <table:table-cell office:value-type="float" office:value="0.8">
                <text:p text:id="'Mueller-Klieser1986'.B48:'Mueller-Klieser1986'.B51">0.8</text:p>
              </table:table-cell>
              <table:table-cell office:value-type="float" office:value="113.11655">
                <text:p text:id="'Mueller-Klieser1986'.C48:'Mueller-Klieser1986'.C51">113.11655</text:p>
              </table:table-cell>
              <table:table-cell office:value-type="float" office:value="11.84389">
                <text:p text:id="'Mueller-Klieser1986'.E48:'Mueller-Klieser1986'.E51">11.84389</text:p>
              </table:table-cell>
              <table:table-cell office:value-type="float" office:value="11.84389">
                <text:p text:id="'Mueller-Klieser1986'.E48:'Mueller-Klieser1986'.E51">11.843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71.26173">
                <text:p>71.26173</text:p>
              </table:table-cell>
              <table:table-cell office:value-type="float" office:value="6.20055000000002">
                <text:p>6.20055000000002</text:p>
              </table:table-cell>
              <table:table-cell office:value-type="float" office:value="6.20055000000002">
                <text:p>6.20055000000002</text:p>
              </table:table-cell>
              <table:table-cell office:value-type="float" office:value="1.8">
                <text:p>1.8</text:p>
              </table:table-cell>
              <table:table-cell office:value-type="float" office:value="148.51895">
                <text:p>148.51895</text:p>
              </table:table-cell>
              <table:table-cell office:value-type="float" office:value="6.20055000000002">
                <text:p>6.20055000000002</text:p>
              </table:table-cell>
              <table:table-cell office:value-type="float" office:value="6.20055000000002">
                <text:p>6.20055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142.14011">
                <text:p>142.14011</text:p>
              </table:table-cell>
              <table:table-cell office:value-type="float" office:value="17.48279">
                <text:p>17.48279</text:p>
              </table:table-cell>
              <table:table-cell office:value-type="float" office:value="17.48279">
                <text:p>17.48279</text:p>
              </table:table-cell>
              <table:table-cell office:value-type="float" office:value="5.5">
                <text:p>5.5</text:p>
              </table:table-cell>
              <table:table-cell office:value-type="float" office:value="204.73399">
                <text:p>204.73399</text:p>
              </table:table-cell>
              <table:table-cell office:value-type="float" office:value="17.48279">
                <text:p>17.48279</text:p>
              </table:table-cell>
              <table:table-cell office:value-type="float" office:value="17.48279">
                <text:p>17.48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5">
                <text:p>16.5</text:p>
              </table:table-cell>
              <table:table-cell office:value-type="float" office:value="263.21127">
                <text:p>263.21127</text:p>
              </table:table-cell>
              <table:table-cell office:value-type="float" office:value="14.09722">
                <text:p>14.09722</text:p>
              </table:table-cell>
              <table:table-cell office:value-type="float" office:value="14.09722">
                <text:p>14.09722</text:p>
              </table:table-cell>
              <table:table-cell office:value-type="float" office:value="16.5">
                <text:p>16.5</text:p>
              </table:table-cell>
              <table:table-cell office:value-type="float" office:value="251.93349">
                <text:p>251.93349</text:p>
              </table:table-cell>
              <table:table-cell office:value-type="float" office:value="14.09722">
                <text:p>14.09722</text:p>
              </table:table-cell>
              <table:table-cell office:value-type="float" office:value="14.09722">
                <text:p>14.097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a3935"/>
    </style:style>
    <style:style style:name="ch2" style:family="chart">
      <style:chart-properties chart:auto-position="true"/>
      <style:text-properties fo:color="#3a3935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a3935" draw:fill="none" draw:fill-color="#000000"/>
      <style:text-properties fo:color="#3a3935" fo:font-size="8pt" style:font-size-asian="8pt" style:font-family-complex="Arial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error-upper-indicator="true" chart:error-lower-indicator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a3935" fo:font-size="8pt" style:font-size-asian="8pt" style:font-family-complex="Arial" style:font-size-complex="8pt"/>
    </style:style>
    <style:style style:name="ch6" style:family="chart">
      <style:chart-properties chart:auto-position="true" style:rotation-angle="0"/>
      <style:text-properties fo:color="#3a3935" fo:font-size="9pt" style:font-size-asian="9pt" style:font-family-complex="Arial" style:font-size-complex="9pt"/>
    </style:style>
    <style:style style:name="ch7" style:family="chart">
      <style:chart-properties chart:auto-position="true" style:rotation-angle="90"/>
      <style:text-properties fo:color="#3a3935" fo:font-size="9pt" style:font-size-asian="9pt" style:font-family-complex="Arial" style:font-size-complex="9pt"/>
    </style:style>
    <style:style style:name="ch8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'Mueller-Klieser1986'.J41:'Mueller-Klieser1986'.J44" chart:error-lower-range="'Mueller-Klieser1986'.J41:'Mueller-Klieser1986'.J44"/>
      <style:graphic-properties svg:stroke-width="0.105cm" svg:stroke-color="#ffd320" draw:fill-color="#ffd320"/>
      <style:text-properties fo:font-size="6pt" style:font-size-asian="6pt" style:font-size-complex="6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arrow-up" chart:symbol-width="0.25cm" chart:symbol-height="0.25cm" chart:error-upper-indicator="true" chart:error-lower-indicator="true" chart:error-category="cell-range" chart:error-upper-range="'Mueller-Klieser1986'.J48:'Mueller-Klieser1986'.J51" chart:error-lower-range="'Mueller-Klieser1986'.J48:'Mueller-Klieser1986'.J51"/>
      <style:graphic-properties svg:stroke-width="0.105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0.839cm" svg:height="9.109cm" xlink:href=".." chart:class="chart:scatter" chart:style-name="ch1">
        <chart:title svg:x="3.461cm" svg:y="0.183cm" chart:style-name="ch2">
          <text:p>EMT6/Ro spheroids</text:p>
        </chart:title>
        <chart:legend chart:legend-position="end" svg:x="7.936cm" svg:y="3.767cm" chart:style-name="ch3"/>
        <chart:plot-area chart:style-name="ch4" table:cell-range-address="'Mueller-Klieser1986'.G41:'Mueller-Klieser1986'.H44 'Mueller-Klieser1986'.G39:'Mueller-Klieser1986'.G39 'Mueller-Klieser1986'.G46:'Mueller-Klieser1986'.G46 'Mueller-Klieser1986'.H48:'Mueller-Klieser1986'.H51" chart:data-source-has-labels="row" svg:x="0.231cm" svg:y="0.868cm" svg:width="7.49cm" svg:height="7.896cm">
          <chart:axis chart:dimension="x" chart:name="primary-x" chart:style-name="ch5">
            <chart:title svg:x="2.489cm" svg:y="8.374cm" chart:style-name="ch6">
              <text:p>Glucose in medium [mM]</text:p>
            </chart:title>
          </chart:axis>
          <chart:axis chart:dimension="y" chart:name="primary-y" chart:style-name="ch5">
            <chart:title svg:x="0.217cm" svg:y="7.282cm" chart:style-name="ch7">
              <text:p>o2 consumption Q x 10⁴ [cm³ o2/cm³/s]</text:p>
            </chart:title>
          </chart:axis>
          <chart:series chart:style-name="ch8" chart:values-cell-range-address="'Mueller-Klieser1986'.H41:'Mueller-Klieser1986'.H44" chart:label-cell-address="'Mueller-Klieser1986'.G39:'Mueller-Klieser1986'.G39" chart:class="chart:scatter">
            <chart:domain table:cell-range-address="'Mueller-Klieser1986'.G41:'Mueller-Klieser1986'.G44"/>
            <chart:error-indicator chart:style-name="ch9"/>
            <chart:data-point chart:repeated="4"/>
          </chart:series>
          <chart:series chart:style-name="ch10" chart:values-cell-range-address="'Mueller-Klieser1986'.H48:'Mueller-Klieser1986'.H51" chart:label-cell-address="'Mueller-Klieser1986'.G46:'Mueller-Klieser1986'.G46" chart:class="chart:scatter">
            <chart:domain table:cell-range-address="'Mueller-Klieser1986'.G48:'Mueller-Klieser1986'.G51"/>
            <chart:error-indicator chart:style-name="ch9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Mueller-Klieser1986'.G39:'Mueller-Klieser1986'.G39">o2 consumption [5% O2]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G</text:p>
              </table:table-cell>
              <table:table-cell office:value-type="string">
                <text:p text:id="'Mueller-Klieser1986'.G46:'Mueller-Klieser1986'.G46">o2 consumption [20% O2]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 text:id="'Mueller-Klieser1986'.G41:'Mueller-Klieser1986'.G44">0.8</text:p>
              </table:table-cell>
              <table:table-cell office:value-type="float" office:value="4.42605">
                <text:p text:id="'Mueller-Klieser1986'.H41:'Mueller-Klieser1986'.H44">4.42605</text:p>
              </table:table-cell>
              <table:table-cell office:value-type="float" office:value="0.22929">
                <text:p text:id="'Mueller-Klieser1986'.J41:'Mueller-Klieser1986'.J44">0.22929</text:p>
              </table:table-cell>
              <table:table-cell office:value-type="float" office:value="0.22929">
                <text:p text:id="'Mueller-Klieser1986'.J41:'Mueller-Klieser1986'.J44">0.22929</text:p>
              </table:table-cell>
              <table:table-cell office:value-type="float" office:value="0.8">
                <text:p text:id="'Mueller-Klieser1986'.G48:'Mueller-Klieser1986'.G51">0.8</text:p>
              </table:table-cell>
              <table:table-cell office:value-type="float" office:value="5.69985">
                <text:p text:id="'Mueller-Klieser1986'.H48:'Mueller-Klieser1986'.H51">5.69985</text:p>
              </table:table-cell>
              <table:table-cell office:value-type="float" office:value="0.28037">
                <text:p text:id="'Mueller-Klieser1986'.J48:'Mueller-Klieser1986'.J51">0.28037</text:p>
              </table:table-cell>
              <table:table-cell office:value-type="float" office:value="0.28037">
                <text:p text:id="'Mueller-Klieser1986'.J48:'Mueller-Klieser1986'.J51">0.280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3.3914">
                <text:p>3.3914</text:p>
              </table:table-cell>
              <table:table-cell office:value-type="float" office:value="0.49686">
                <text:p>0.49686</text:p>
              </table:table-cell>
              <table:table-cell office:value-type="float" office:value="0.49686">
                <text:p>0.49686</text:p>
              </table:table-cell>
              <table:table-cell office:value-type="float" office:value="1.8">
                <text:p>1.8</text:p>
              </table:table-cell>
              <table:table-cell office:value-type="float" office:value="4.80533">
                <text:p>4.80533</text:p>
              </table:table-cell>
              <table:table-cell office:value-type="float" office:value="0.1656">
                <text:p>0.1656</text:p>
              </table:table-cell>
              <table:table-cell office:value-type="float" office:value="0.1656">
                <text:p>0.1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1.65495">
                <text:p>1.65495</text:p>
              </table:table-cell>
              <table:table-cell office:value-type="float" office:value="0.16571">
                <text:p>0.16571</text:p>
              </table:table-cell>
              <table:table-cell office:value-type="float" office:value="0.16571">
                <text:p>0.16571</text:p>
              </table:table-cell>
              <table:table-cell office:value-type="float" office:value="5.5">
                <text:p>5.5</text:p>
              </table:table-cell>
              <table:table-cell office:value-type="float" office:value="3.00535">
                <text:p>3.00535</text:p>
              </table:table-cell>
              <table:table-cell office:value-type="float" office:value="0.30573">
                <text:p>0.30573</text:p>
              </table:table-cell>
              <table:table-cell office:value-type="float" office:value="0.30573">
                <text:p>0.30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5">
                <text:p>16.5</text:p>
              </table:table-cell>
              <table:table-cell office:value-type="float" office:value="1.4092">
                <text:p>1.4092</text:p>
              </table:table-cell>
              <table:table-cell office:value-type="float" office:value="0.2294">
                <text:p>0.2294</text:p>
              </table:table-cell>
              <table:table-cell office:value-type="float" office:value="0.2294">
                <text:p>0.2294</text:p>
              </table:table-cell>
              <table:table-cell office:value-type="float" office:value="16.5">
                <text:p>16.5</text:p>
              </table:table-cell>
              <table:table-cell office:value-type="float" office:value="3.00158">
                <text:p>3.00158</text:p>
              </table:table-cell>
              <table:table-cell office:value-type="float" office:value="0.21667">
                <text:p>0.21667</text:p>
              </table:table-cell>
              <table:table-cell office:value-type="float" office:value="0.21667">
                <text:p>0.21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